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able-cell-properties style:vertical-align="middle"/>
    </style:style>
    <style:style style:name="ce4" style:family="table-cell" style:parent-style-name="Default" style:data-style-name="N19">
      <style:table-cell-properties style:vertical-align="middle" style:repeat-content="false"/>
      <style:paragraph-properties fo:text-align="center"/>
    </style:style>
    <style:style style:name="ce5" style:family="table-cell" style:parent-style-name="Default" style:data-style-name="N0">
      <style:table-cell-properties style:vertical-align="middle" fo:wrap-option="wrap"/>
    </style:style>
    <style:style style:name="ce6" style:family="table-cell" style:parent-style-name="Default" style:data-style-name="N0"/>
    <style:style style:name="ce7" style:family="table-cell" style:parent-style-name="Default" style:data-style-name="N0">
      <style:table-cell-properties style:vertical-align="middle"/>
      <style:text-properties fo:font-size="10pt" style:font-size-asian="10pt" style:font-size-complex="10pt" fo:font-weight="bold" style:font-weight-asian="bold" style:font-weight-complex="bold"/>
    </style:style>
    <style:style style:name="ce8" style:family="table-cell" style:parent-style-name="Default" style:data-style-name="N0">
      <style:table-cell-properties style:vertical-align="automatic" fo:wrap-option="wrap"/>
      <style:text-properties fo:font-size="10pt" style:font-size-asian="10pt" style:font-size-complex="10pt" fo:font-weight="bold" style:font-weight-asian="bold" style:font-weight-complex="bold"/>
    </style:style>
    <style:style style:name="ce9" style:family="table-cell" style:parent-style-name="Default" style:data-style-name="N0">
      <style:table-cell-properties style:vertical-align="middle" fo:wrap-option="wrap"/>
      <style:text-properties fo:font-size="10pt" style:font-size-asian="10pt" style:font-size-complex="10pt" fo:font-weight="bold" style:font-weight-asian="bold" style:font-weight-complex="bold"/>
    </style:style>
    <style:style style:name="ce10" style:family="table-cell" style:parent-style-name="Default" style:data-style-name="N0">
      <style:table-cell-properties style:vertical-align="middle" fo:background-color="#FFFF00"/>
    </style:style>
    <style:style style:name="ce11" style:family="table-cell" style:parent-style-name="Default" style:data-style-name="N0">
      <style:table-cell-properties style:vertical-align="automatic" fo:wrap-option="wrap" fo:background-color="#FFFF00"/>
    </style:style>
    <style:style style:name="ce12" style:family="table-cell" style:parent-style-name="Default" style:data-style-name="N0">
      <style:table-cell-properties style:vertical-align="middle" fo:wrap-option="wrap" fo:background-color="#FFFF00" style:repeat-content="false"/>
      <style:paragraph-properties fo:text-align="start" fo:margin-left="0cm"/>
    </style:style>
    <style:style style:name="ce13" style:family="table-cell" style:parent-style-name="Default" style:data-style-name="N0">
      <style:table-cell-properties fo:background-color="#FFFF00"/>
    </style:style>
    <style:style style:name="ce14" style:family="table-cell" style:parent-style-name="Default" style:data-style-name="N0">
      <style:table-cell-properties fo:background-color="#FFFF00"/>
    </style:style>
    <style:style style:name="ce15" style:family="table-cell" style:parent-style-name="Default" style:data-style-name="N0">
      <style:table-cell-properties style:vertical-align="automatic" fo:wrap-option="wrap"/>
    </style:style>
    <style:style style:name="ce16" style:family="table-cell" style:parent-style-name="Default" style:data-style-name="N0">
      <style:table-cell-properties style:vertical-align="middle" fo:wrap-option="wrap" style:repeat-content="false"/>
      <style:paragraph-properties fo:text-align="start" fo:margin-left="0cm"/>
    </style:style>
    <style:style style:name="ce17" style:family="table-cell" style:parent-style-name="Default" style:data-style-name="N0">
      <style:table-cell-properties style:vertical-align="middle" fo:background-color="transparent"/>
    </style:style>
    <style:style style:name="ce18" style:family="table-cell" style:parent-style-name="Default" style:data-style-name="N0">
      <style:table-cell-properties style:vertical-align="automatic" fo:wrap-option="wrap" fo:background-color="transparent"/>
    </style:style>
    <style:style style:name="ce19"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e20" style:family="table-cell" style:parent-style-name="Default" style:data-style-name="N0">
      <style:table-cell-properties fo:background-color="transparent"/>
    </style:style>
    <style:style style:name="ce21" style:family="table-cell" style:parent-style-name="Default" style:data-style-name="N0">
      <style:table-cell-properties fo:background-color="transparent"/>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7"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8.38729166666667cm"/>
    </style:style>
    <style:style style:name="co2" style:family="table-column">
      <style:table-column-properties fo:break-before="auto" style:column-width="6.24416666666667cm"/>
    </style:style>
    <style:style style:name="co3" style:family="table-column">
      <style:table-column-properties fo:break-before="auto" style:column-width="23.891875cm"/>
    </style:style>
    <style:style style:name="co4" style:family="table-column">
      <style:table-column-properties fo:break-before="auto" style:column-width="2.27541666666667cm"/>
    </style:style>
    <style:style style:name="co5" style:family="table-column">
      <style:table-column-properties fo:break-before="auto" style:column-width="2.32833333333333cm"/>
    </style:style>
    <style:style style:name="co6" style:family="table-column">
      <style:table-column-properties fo:break-before="auto" style:column-width="6.588125cm"/>
    </style:style>
    <style:style style:name="co7" style:family="table-column">
      <style:table-column-properties fo:break-before="auto" style:column-width="15.6633333333333cm"/>
    </style:style>
    <style:style style:name="co8" style:family="table-column">
      <style:table-column-properties fo:break-before="auto" style:column-width="16.7745833333333cm"/>
    </style:style>
    <style:style style:name="co9" style:family="table-column">
      <style:table-column-properties fo:break-before="auto" style:column-width="2.619375cm"/>
    </style:style>
    <style:style style:name="co10" style:family="table-column">
      <style:table-column-properties fo:break-before="auto" style:column-width="3.30729166666667cm"/>
    </style:style>
    <style:style style:name="co11" style:family="table-column">
      <style:table-column-properties fo:break-before="auto" style:column-width="11.0860416666667cm"/>
    </style:style>
    <style:style style:name="ro1" style:family="table-row">
      <style:table-row-properties style:row-height="12.75pt" style:use-optimal-row-height="true" fo:break-before="auto"/>
    </style:style>
    <style:style style:name="ro2" style:family="table-row">
      <style:table-row-properties style:row-height="144.75pt" style:use-optimal-row-height="true" fo:break-before="auto"/>
    </style:style>
    <style:style style:name="ro3" style:family="table-row">
      <style:table-row-properties style:row-height="14.25pt" style:use-optimal-row-height="true" fo:break-before="auto"/>
    </style:style>
    <style:style style:name="ro4" style:family="table-row">
      <style:table-row-properties style:row-height="28.5pt" style:use-optimal-row-height="true" fo:break-before="auto"/>
    </style:style>
    <style:style style:name="ro5" style:family="table-row">
      <style:table-row-properties style:row-height="15.75pt" style:use-optimal-row-height="true" fo:break-before="auto"/>
    </style:style>
    <style:style style:name="ro6" style:family="table-row">
      <style:table-row-properties style:row-height="31.5pt" style:use-optimal-row-height="true" fo:break-before="auto"/>
    </style:style>
    <style:style style:name="ro7" style:family="table-row">
      <style:table-row-properties style:row-height="42.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table table:name="encuesta" table:style-name="ta1">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column table:style-name="co5" table:number-columns-repeated="15360" table:default-cell-style-name="ce1"/>
        <table:table-row table:style-name="ro1">
          <table:table-cell office:value-type="string" table:style-name="ce2">
            <text:p>nombre</text:p>
          </table:table-cell>
          <table:table-cell office:value-type="string" table:style-name="ce2">
            <text:p>fecha lanzamiento</text:p>
          </table:table-cell>
          <table:table-cell office:value-type="string" table:style-name="ce2">
            <text:p>objetivo</text:p>
          </table:table-cell>
          <table:table-cell table:number-columns-repeated="16381" table:style-name="ce2"/>
        </table:table-row>
        <table:table-row table:style-name="ro2">
          <table:table-cell office:value-type="string" table:style-name="ce3">
            <text:p>ENCUESTA MAESTRÍA DE SANIDAD VEGETAL (OPERADORES)</text:p>
          </table:table-cell>
          <table:table-cell office:value-type="date" office:date-value="2015-09-04T00:00:00" table:style-name="ce4">
            <text:p>04/09/2015</text:p>
          </table:table-cell>
          <table:table-cell office:value-type="string" table:style-name="ce5">
            <text:p>Determinar el interés en una maestría en Sanidad Vegetal por parte de los servidores de AGROCALIDAD, existen dos tipos de maestrías:</text:p>
            <text:p>&lt;br /&gt;&lt;br /&gt;</text:p>
            <text:p><text:span text:style-name="T6">Maestría Profesional.</text:span><text:span text:style-name="T5"><text:s/>Programa orientado hacia la aplicación directa del conocimiento, por lo cual los estudiantes adquieren nociones en el campo elegido, entienden su interrelación con las demás áreas de la organización y desarrollan la capacidad de analizar situaciones para un mejor proceso de toma de decisiones.</text:span><text:span text:style-name="T5"/></text:p>
            <text:p><text:span text:style-name="T5">&lt;br /&gt;&lt;br /&gt;</text:span><text:span text:style-name="T5"/></text:p>
            <text:p><text:span text:style-name="T6">Maestría de Investigación.</text:span><text:span text:style-name="T5"><text:s/>Se concentra en la investigación y estudio científico. Conocidas como maestrías en artes (MA) y maestrías en ciencias (MS), son reconocidas en las artes tradicionales, ciencias y humanidades. El alumno desarrolla capacidades necesarias para la investigación en una determinada especialidad. El trabajo de investigación o tesis podría ser profundizado en el doctorado.</text:span><text:span text:style-name="T5"/></text:p>
            <text:p/>
          </table:table-cell>
          <table:table-cell office:value-type="string" office:string-value="INSERT INTO g_encuesta.encuestas(nombre, codigo, creado_por, fecha_creacion, estado, id_encuesta, objetivo)     VALUES ('ENCUESTA MAESTRÍA DE SANIDAD VEGETAL (OPERADORES)', 'ENC-13', '1713335188', now(), 1, 13,'Determinar el interés en una maestría en Sanidad Vegetal por parte de los servidores de AGROCALIDAD, existen dos tipos de maestrías:&#10;&lt;br /&gt;&lt;br /&gt;&#10;Maestría Profesional. Programa orientado hacia la aplicación directa del conocimiento, por lo cual los estudiantes adquieren nociones en el campo elegido, entienden su interrelación con las demás áreas de la organización y desarrollan la capacidad de analizar situaciones para un mejor proceso de toma de decisiones.&#10;&lt;br /&gt;&lt;br /&gt;&#10;Maestría de Investigación. Se concentra en la investigación y estudio científico. Conocidas como maestrías en artes (MA) y maestrías en ciencias (MS), son reconocidas en las artes tradicionales, ciencias y humanidades. El alumno desarrolla capacidades necesarias para la investigación en una determinada especialidad. El trabajo de investigación o tesis podría ser profundizado en el doctorado.&#10;'); " table:formula="of:=CONCATENATE(&quot;INSERT INTO g_encuesta.encuestas(nombre, codigo, creado_por, fecha_creacion, estado, id_encuesta, objetivo)     VALUES ('&quot;;[.A2];&quot;', 'ENC-13', '1713335188', now(), 1, 13,'&quot;;[.C2];&quot;'); &quot;)" table:style-name="ce6">
            <text:p>INSERT INTO g_encuesta.encuestas(nombre, codigo, creado_por, fecha_creacion, estado, id_encuesta, objetivo) <text:s text:c="4"/>VALUES ('ENCUESTA MAESTRÍA DE SANIDAD VEGETAL (OPERADORES)', 'ENC-13', '1713335188', now(), 1, 13,'Determinar el interés en una maestría en Sanidad Vegetal por parte de los servidores de AGROCALIDAD, existen dos tipos de maestrías:</text:p>
            <text:p>&lt;br /&gt;&lt;br /&gt;</text:p>
            <text:p>Maestría Profesional. Programa orientado hacia la aplicación directa del conocimiento, por lo cual los estudiantes adquieren nociones en el campo elegido, entienden su interrelación con las demás áreas de la organización y desarrollan la capacidad de analizar situaciones para un mejor proceso de toma de decisiones.</text:p>
            <text:p>&lt;br /&gt;&lt;br /&gt;</text:p>
            <text:p>Maestría de Investigación. Se concentra en la investigación y estudio científico. Conocidas como maestrías en artes (MA) y maestrías en ciencias (MS), son reconocidas en las artes tradicionales, ciencias y humanidades. El alumno desarrolla capacidades necesarias para la investigación en una determinada especialidad. El trabajo de investigación o tesis podría ser profundizado en el doctorado.</text:p>
            <text:p>');<text:s/></text:p>
          </table:table-cell>
          <table:table-cell table:number-columns-repeated="16380"/>
        </table:table-row>
        <table:table-row table:number-rows-repeated="8" table:style-name="ro1">
          <table:table-cell table:number-columns-repeated="16384"/>
        </table:table-row>
        <table:table-row table:style-name="ro3">
          <table:table-cell table:number-columns-repeated="2" table:style-name="ce1"/>
          <table:table-cell table:style-name="ce3"/>
          <table:table-cell table:number-columns-repeated="16381" table:style-name="ce1"/>
        </table:table-row>
        <table:table-row table:number-rows-repeated="1048565" table:style-name="ro1">
          <table:table-cell table:number-columns-repeated="16384"/>
        </table:table-row>
      </table:table>
      <table:table table:name="preguntas_y_respuestas" table:style-name="ta2">
        <table:table-column table:style-name="co6" table:default-cell-style-name="ce3"/>
        <table:table-column table:style-name="co7" table:default-cell-style-name="ce15"/>
        <table:table-column table:style-name="co8" table:default-cell-style-name="ce5"/>
        <table:table-column table:style-name="co9" table:default-cell-style-name="ce1"/>
        <table:table-column table:style-name="co10" table:default-cell-style-name="ce1"/>
        <table:table-column table:style-name="co4" table:number-columns-repeated="2" table:default-cell-style-name="ce1" table:visibility="collapse"/>
        <table:table-column table:style-name="co4" table:number-columns-repeated="1017" table:default-cell-style-name="ce1"/>
        <table:table-column table:style-name="co5" table:number-columns-repeated="15360" table:default-cell-style-name="ce1"/>
        <table:table-row table:style-name="ro1">
          <table:table-cell office:value-type="string" table:style-name="ce7">
            <text:p>numeración pregunta/respuesta</text:p>
          </table:table-cell>
          <table:table-cell office:value-type="string" table:style-name="ce8">
            <text:p>enunciado de pregunta</text:p>
          </table:table-cell>
          <table:table-cell office:value-type="string" table:style-name="ce9">
            <text:p>opciones de respuesta</text:p>
          </table:table-cell>
          <table:table-cell office:value-type="string" table:style-name="ce2">
            <text:p>ponderación</text:p>
          </table:table-cell>
          <table:table-cell office:value-type="string" table:style-name="ce2">
            <text:p>encuesta</text:p>
          </table:table-cell>
          <table:table-cell table:number-columns-repeated="16379" table:style-name="ce2"/>
        </table:table-row>
        <table:table-row table:style-name="ro3">
          <table:table-cell office:value-type="float" office:value="227" table:style-name="ce10">
            <text:p>227</text:p>
          </table:table-cell>
          <table:table-cell office:value-type="string" table:style-name="ce11">
            <text:p>Indique el género al que pertenece</text:p>
          </table:table-cell>
          <table:table-cell office:value-type="string" table:style-name="ce12">
            <text:p>Masculino</text:p>
          </table:table-cell>
          <table:table-cell office:value-type="float" office:value="1" table:style-name="ce13">
            <text:p>1</text:p>
          </table:table-cell>
          <table:table-cell office:value-type="float" office:value="13" table:style-name="ce13">
            <text:p>13</text:p>
          </table:table-cell>
          <table:table-cell office:value-type="string" office:string-value="INSERT INTO g_encuesta.preguntas(id_pregunta, id_encuesta, tipo_pregunta, descripcion) VALUES (227, 13, 'cerrada', 'Indique el género al que pertenece');" table:formula="of:=CONCATENATE(&quot;INSERT INTO g_encuesta.preguntas(id_pregunta, id_encuesta, tipo_pregunta, descripcion) VALUES (&quot;;[.A2];&quot;, &quot;;[.E2];&quot;, 'cerrada', '&quot;;[.B2];&quot;');&quot;)" table:style-name="ce14">
            <text:p>INSERT INTO g_encuesta.preguntas(id_pregunta, id_encuesta, tipo_pregunta, descripcion) VALUES (227, 13, 'cerrada', 'Indique el género al que pertenece');</text:p>
          </table:table-cell>
          <table:table-cell office:value-type="string" office:string-value="INSERT INTO g_encuesta.opciones(opcion, ponderacion, id_encuesta, id_pregunta) VALUES ('Masculino', 1, 13, 227);" table:formula="of:=CONCATENATE(&quot;INSERT INTO g_encuesta.opciones(opcion, ponderacion, id_encuesta, id_pregunta) VALUES ('&quot;;[.C2];&quot;', &quot;;[.D2];&quot;, &quot;;[.E2];&quot;, &quot;;[.A2];&quot;);&quot;)" table:style-name="ce14">
            <text:p>INSERT INTO g_encuesta.opciones(opcion, ponderacion, id_encuesta, id_pregunta) VALUES ('Masculino', 1, 13, 227);</text:p>
          </table:table-cell>
          <table:table-cell table:number-columns-repeated="16377" table:style-name="ce13"/>
        </table:table-row>
        <table:table-row table:style-name="ro3">
          <table:table-cell office:value-type="float" office:value="227" table:style-name="ce10">
            <text:p>227</text:p>
          </table:table-cell>
          <table:table-cell table:style-name="ce11"/>
          <table:table-cell office:value-type="string" table:style-name="ce12">
            <text:p>Femenino</text:p>
          </table:table-cell>
          <table:table-cell office:value-type="float" office:value="1" table:style-name="ce13">
            <text:p>1</text:p>
          </table:table-cell>
          <table:table-cell office:value-type="float" office:value="13" table:style-name="ce13">
            <text:p>13</text:p>
          </table:table-cell>
          <table:table-cell table:style-name="ce14"/>
          <table:table-cell office:value-type="string" office:string-value="INSERT INTO g_encuesta.opciones(opcion, ponderacion, id_encuesta, id_pregunta) VALUES ('Femenino', 1, 13, 227);" table:formula="of:=CONCATENATE(&quot;INSERT INTO g_encuesta.opciones(opcion, ponderacion, id_encuesta, id_pregunta) VALUES ('&quot;;[.C3];&quot;', &quot;;[.D3];&quot;, &quot;;[.E3];&quot;, &quot;;[.A3];&quot;);&quot;)" table:style-name="ce14">
            <text:p>INSERT INTO g_encuesta.opciones(opcion, ponderacion, id_encuesta, id_pregunta) VALUES ('Femenino', 1, 13, 227);</text:p>
          </table:table-cell>
          <table:table-cell table:number-columns-repeated="16377" table:style-name="ce13"/>
        </table:table-row>
        <table:table-row table:style-name="ro3">
          <table:table-cell office:value-type="float" office:value="228" table:style-name="ce3">
            <text:p>228</text:p>
          </table:table-cell>
          <table:table-cell office:value-type="string" table:style-name="ce15">
            <text:p>Señale el rango en el que se encuentra su edad.</text:p>
          </table:table-cell>
          <table:table-cell office:value-type="string" table:style-name="ce16">
            <text:p>25-30 años</text:p>
          </table:table-cell>
          <table:table-cell office:value-type="float" office:value="1" table:style-name="ce1">
            <text:p>1</text:p>
          </table:table-cell>
          <table:table-cell office:value-type="float" office:value="13" table:style-name="ce13">
            <text:p>13</text:p>
          </table:table-cell>
          <table:table-cell office:value-type="string" office:string-value="INSERT INTO g_encuesta.preguntas(id_pregunta, id_encuesta, tipo_pregunta, descripcion) VALUES (228, 13, 'cerrada', 'Señale el rango en el que se encuentra su edad.');" table:formula="of:=CONCATENATE(&quot;INSERT INTO g_encuesta.preguntas(id_pregunta, id_encuesta, tipo_pregunta, descripcion) VALUES (&quot;;[.A4];&quot;, &quot;;[.E4];&quot;, 'cerrada', '&quot;;[.B4];&quot;');&quot;)" table:style-name="ce6">
            <text:p>INSERT INTO g_encuesta.preguntas(id_pregunta, id_encuesta, tipo_pregunta, descripcion) VALUES (228, 13, 'cerrada', 'Señale el rango en el que se encuentra su edad.');</text:p>
          </table:table-cell>
          <table:table-cell office:value-type="string" office:string-value="INSERT INTO g_encuesta.opciones(opcion, ponderacion, id_encuesta, id_pregunta) VALUES ('25-30 años', 1, 13, 228);" table:formula="of:=CONCATENATE(&quot;INSERT INTO g_encuesta.opciones(opcion, ponderacion, id_encuesta, id_pregunta) VALUES ('&quot;;[.C4];&quot;', &quot;;[.D4];&quot;, &quot;;[.E4];&quot;, &quot;;[.A4];&quot;);&quot;)" table:style-name="ce14">
            <text:p>INSERT INTO g_encuesta.opciones(opcion, ponderacion, id_encuesta, id_pregunta) VALUES ('25-30 años', 1, 13, 228);</text:p>
          </table:table-cell>
          <table:table-cell table:number-columns-repeated="16377"/>
        </table:table-row>
        <table:table-row table:style-name="ro3">
          <table:table-cell office:value-type="float" office:value="228" table:style-name="ce3">
            <text:p>228</text:p>
          </table:table-cell>
          <table:table-cell table:style-name="ce15"/>
          <table:table-cell office:value-type="string" table:style-name="ce16">
            <text:p>31-35 años</text:p>
          </table:table-cell>
          <table:table-cell office:value-type="float" office:value="1" table:style-name="ce1">
            <text:p>1</text:p>
          </table:table-cell>
          <table:table-cell office:value-type="float" office:value="13" table:style-name="ce13">
            <text:p>13</text:p>
          </table:table-cell>
          <table:table-cell table:style-name="ce6"/>
          <table:table-cell office:value-type="string" office:string-value="INSERT INTO g_encuesta.opciones(opcion, ponderacion, id_encuesta, id_pregunta) VALUES ('31-35 años', 1, 13, 228);" table:formula="of:=CONCATENATE(&quot;INSERT INTO g_encuesta.opciones(opcion, ponderacion, id_encuesta, id_pregunta) VALUES ('&quot;;[.C5];&quot;', &quot;;[.D5];&quot;, &quot;;[.E5];&quot;, &quot;;[.A5];&quot;);&quot;)" table:style-name="ce14">
            <text:p>INSERT INTO g_encuesta.opciones(opcion, ponderacion, id_encuesta, id_pregunta) VALUES ('31-35 años', 1, 13, 228);</text:p>
          </table:table-cell>
          <table:table-cell table:number-columns-repeated="16377"/>
        </table:table-row>
        <table:table-row table:style-name="ro3">
          <table:table-cell office:value-type="float" office:value="228" table:style-name="ce3">
            <text:p>228</text:p>
          </table:table-cell>
          <table:table-cell table:style-name="ce15"/>
          <table:table-cell office:value-type="string" table:style-name="ce16">
            <text:p>36-40 años</text:p>
          </table:table-cell>
          <table:table-cell office:value-type="float" office:value="1" table:style-name="ce1">
            <text:p>1</text:p>
          </table:table-cell>
          <table:table-cell office:value-type="float" office:value="13" table:style-name="ce13">
            <text:p>13</text:p>
          </table:table-cell>
          <table:table-cell table:style-name="ce6"/>
          <table:table-cell office:value-type="string" office:string-value="INSERT INTO g_encuesta.opciones(opcion, ponderacion, id_encuesta, id_pregunta) VALUES ('36-40 años', 1, 13, 228);" table:formula="of:=CONCATENATE(&quot;INSERT INTO g_encuesta.opciones(opcion, ponderacion, id_encuesta, id_pregunta) VALUES ('&quot;;[.C6];&quot;', &quot;;[.D6];&quot;, &quot;;[.E6];&quot;, &quot;;[.A6];&quot;);&quot;)" table:style-name="ce14">
            <text:p>INSERT INTO g_encuesta.opciones(opcion, ponderacion, id_encuesta, id_pregunta) VALUES ('36-40 años', 1, 13, 228);</text:p>
          </table:table-cell>
          <table:table-cell table:number-columns-repeated="16377"/>
        </table:table-row>
        <table:table-row table:style-name="ro3">
          <table:table-cell office:value-type="float" office:value="228" table:style-name="ce3">
            <text:p>228</text:p>
          </table:table-cell>
          <table:table-cell table:style-name="ce15"/>
          <table:table-cell office:value-type="string" table:style-name="ce16">
            <text:p>41 en adelante</text:p>
          </table:table-cell>
          <table:table-cell office:value-type="float" office:value="1" table:style-name="ce1">
            <text:p>1</text:p>
          </table:table-cell>
          <table:table-cell office:value-type="float" office:value="13" table:style-name="ce13">
            <text:p>13</text:p>
          </table:table-cell>
          <table:table-cell table:style-name="ce6"/>
          <table:table-cell office:value-type="string" office:string-value="INSERT INTO g_encuesta.opciones(opcion, ponderacion, id_encuesta, id_pregunta) VALUES ('41 en adelante', 1, 13, 228);" table:formula="of:=CONCATENATE(&quot;INSERT INTO g_encuesta.opciones(opcion, ponderacion, id_encuesta, id_pregunta) VALUES ('&quot;;[.C7];&quot;', &quot;;[.D7];&quot;, &quot;;[.E7];&quot;, &quot;;[.A7];&quot;);&quot;)" table:style-name="ce14">
            <text:p>INSERT INTO g_encuesta.opciones(opcion, ponderacion, id_encuesta, id_pregunta) VALUES ('41 en adelante', 1, 13, 228);</text:p>
          </table:table-cell>
          <table:table-cell table:number-columns-repeated="16377"/>
        </table:table-row>
        <table:table-row table:style-name="ro3">
          <table:table-cell office:value-type="float" office:value="229" table:style-name="ce10">
            <text:p>229</text:p>
          </table:table-cell>
          <table:table-cell office:value-type="string" table:style-name="ce11">
            <text:p>Indique su estado civil</text:p>
          </table:table-cell>
          <table:table-cell office:value-type="string" table:style-name="ce12">
            <text:p>Soltero/a</text:p>
          </table:table-cell>
          <table:table-cell office:value-type="float" office:value="1" table:style-name="ce13">
            <text:p>1</text:p>
          </table:table-cell>
          <table:table-cell office:value-type="float" office:value="13" table:style-name="ce13">
            <text:p>13</text:p>
          </table:table-cell>
          <table:table-cell office:value-type="string" office:string-value="INSERT INTO g_encuesta.preguntas(id_pregunta, id_encuesta, tipo_pregunta, descripcion) VALUES (229, 13, 'cerrada', 'Indique su estado civil');" table:formula="of:=CONCATENATE(&quot;INSERT INTO g_encuesta.preguntas(id_pregunta, id_encuesta, tipo_pregunta, descripcion) VALUES (&quot;;[.A8];&quot;, &quot;;[.E8];&quot;, 'cerrada', '&quot;;[.B8];&quot;');&quot;)" table:style-name="ce14">
            <text:p>INSERT INTO g_encuesta.preguntas(id_pregunta, id_encuesta, tipo_pregunta, descripcion) VALUES (229, 13, 'cerrada', 'Indique su estado civil');</text:p>
          </table:table-cell>
          <table:table-cell office:value-type="string" office:string-value="INSERT INTO g_encuesta.opciones(opcion, ponderacion, id_encuesta, id_pregunta) VALUES ('Soltero/a', 1, 13, 229);" table:formula="of:=CONCATENATE(&quot;INSERT INTO g_encuesta.opciones(opcion, ponderacion, id_encuesta, id_pregunta) VALUES ('&quot;;[.C8];&quot;', &quot;;[.D8];&quot;, &quot;;[.E8];&quot;, &quot;;[.A8];&quot;);&quot;)" table:style-name="ce14">
            <text:p>INSERT INTO g_encuesta.opciones(opcion, ponderacion, id_encuesta, id_pregunta) VALUES ('Soltero/a', 1, 13, 229);</text:p>
          </table:table-cell>
          <table:table-cell table:number-columns-repeated="16377" table:style-name="ce13"/>
        </table:table-row>
        <table:table-row table:style-name="ro3">
          <table:table-cell office:value-type="float" office:value="229" table:style-name="ce10">
            <text:p>229</text:p>
          </table:table-cell>
          <table:table-cell table:style-name="ce11"/>
          <table:table-cell office:value-type="string" table:style-name="ce12">
            <text:p>Casado/a o en pareja permanente</text:p>
          </table:table-cell>
          <table:table-cell office:value-type="float" office:value="1" table:style-name="ce13">
            <text:p>1</text:p>
          </table:table-cell>
          <table:table-cell office:value-type="float" office:value="13" table:style-name="ce13">
            <text:p>13</text:p>
          </table:table-cell>
          <table:table-cell table:style-name="ce14"/>
          <table:table-cell office:value-type="string" office:string-value="INSERT INTO g_encuesta.opciones(opcion, ponderacion, id_encuesta, id_pregunta) VALUES ('Casado/a o en pareja permanente', 1, 13, 229);" table:formula="of:=CONCATENATE(&quot;INSERT INTO g_encuesta.opciones(opcion, ponderacion, id_encuesta, id_pregunta) VALUES ('&quot;;[.C9];&quot;', &quot;;[.D9];&quot;, &quot;;[.E9];&quot;, &quot;;[.A9];&quot;);&quot;)" table:style-name="ce14">
            <text:p>INSERT INTO g_encuesta.opciones(opcion, ponderacion, id_encuesta, id_pregunta) VALUES ('Casado/a o en pareja permanente', 1, 13, 229);</text:p>
          </table:table-cell>
          <table:table-cell table:number-columns-repeated="16377" table:style-name="ce13"/>
        </table:table-row>
        <table:table-row table:style-name="ro3">
          <table:table-cell office:value-type="float" office:value="229" table:style-name="ce10">
            <text:p>229</text:p>
          </table:table-cell>
          <table:table-cell table:style-name="ce11"/>
          <table:table-cell office:value-type="string" table:style-name="ce12">
            <text:p>Divorciado/a, separado/a</text:p>
          </table:table-cell>
          <table:table-cell office:value-type="float" office:value="1" table:style-name="ce13">
            <text:p>1</text:p>
          </table:table-cell>
          <table:table-cell office:value-type="float" office:value="13" table:style-name="ce13">
            <text:p>13</text:p>
          </table:table-cell>
          <table:table-cell table:style-name="ce14"/>
          <table:table-cell office:value-type="string" office:string-value="INSERT INTO g_encuesta.opciones(opcion, ponderacion, id_encuesta, id_pregunta) VALUES ('Divorciado/a, separado/a', 1, 13, 229);" table:formula="of:=CONCATENATE(&quot;INSERT INTO g_encuesta.opciones(opcion, ponderacion, id_encuesta, id_pregunta) VALUES ('&quot;;[.C10];&quot;', &quot;;[.D10];&quot;, &quot;;[.E10];&quot;, &quot;;[.A10];&quot;);&quot;)" table:style-name="ce14">
            <text:p>INSERT INTO g_encuesta.opciones(opcion, ponderacion, id_encuesta, id_pregunta) VALUES ('Divorciado/a, separado/a', 1, 13, 229);</text:p>
          </table:table-cell>
          <table:table-cell table:number-columns-repeated="16377" table:style-name="ce13"/>
        </table:table-row>
        <table:table-row table:style-name="ro3">
          <table:table-cell office:value-type="float" office:value="229" table:style-name="ce10">
            <text:p>229</text:p>
          </table:table-cell>
          <table:table-cell table:style-name="ce11"/>
          <table:table-cell office:value-type="string" table:style-name="ce12">
            <text:p>Viudo/a</text:p>
          </table:table-cell>
          <table:table-cell office:value-type="float" office:value="1" table:style-name="ce13">
            <text:p>1</text:p>
          </table:table-cell>
          <table:table-cell office:value-type="float" office:value="13" table:style-name="ce13">
            <text:p>13</text:p>
          </table:table-cell>
          <table:table-cell table:style-name="ce14"/>
          <table:table-cell office:value-type="string" office:string-value="INSERT INTO g_encuesta.opciones(opcion, ponderacion, id_encuesta, id_pregunta) VALUES ('Viudo/a', 1, 13, 229);" table:formula="of:=CONCATENATE(&quot;INSERT INTO g_encuesta.opciones(opcion, ponderacion, id_encuesta, id_pregunta) VALUES ('&quot;;[.C11];&quot;', &quot;;[.D11];&quot;, &quot;;[.E11];&quot;, &quot;;[.A11];&quot;);&quot;)" table:style-name="ce14">
            <text:p>INSERT INTO g_encuesta.opciones(opcion, ponderacion, id_encuesta, id_pregunta) VALUES ('Viudo/a', 1, 13, 229);</text:p>
          </table:table-cell>
          <table:table-cell table:number-columns-repeated="16377" table:style-name="ce13"/>
        </table:table-row>
        <table:table-row table:style-name="ro3">
          <table:table-cell office:value-type="float" office:value="230" table:style-name="ce3">
            <text:p>230</text:p>
          </table:table-cell>
          <table:table-cell office:value-type="string" table:style-name="ce15">
            <text:p>Indique el número de hijos que tiene</text:p>
          </table:table-cell>
          <table:table-cell office:value-type="float" office:value="0" table:style-name="ce16">
            <text:p>0</text:p>
          </table:table-cell>
          <table:table-cell office:value-type="float" office:value="1" table:style-name="ce1">
            <text:p>1</text:p>
          </table:table-cell>
          <table:table-cell office:value-type="float" office:value="13" table:style-name="ce13">
            <text:p>13</text:p>
          </table:table-cell>
          <table:table-cell office:value-type="string" office:string-value="INSERT INTO g_encuesta.preguntas(id_pregunta, id_encuesta, tipo_pregunta, descripcion) VALUES (230, 13, 'cerrada', 'Indique el número de hijos que tiene');" table:formula="of:=CONCATENATE(&quot;INSERT INTO g_encuesta.preguntas(id_pregunta, id_encuesta, tipo_pregunta, descripcion) VALUES (&quot;;[.A12];&quot;, &quot;;[.E12];&quot;, 'cerrada', '&quot;;[.B12];&quot;');&quot;)" table:style-name="ce6">
            <text:p>INSERT INTO g_encuesta.preguntas(id_pregunta, id_encuesta, tipo_pregunta, descripcion) VALUES (230, 13, 'cerrada', 'Indique el número de hijos que tiene');</text:p>
          </table:table-cell>
          <table:table-cell office:value-type="string" office:string-value="INSERT INTO g_encuesta.opciones(opcion, ponderacion, id_encuesta, id_pregunta) VALUES ('0', 1, 13, 230);" table:formula="of:=CONCATENATE(&quot;INSERT INTO g_encuesta.opciones(opcion, ponderacion, id_encuesta, id_pregunta) VALUES ('&quot;;[.C12];&quot;', &quot;;[.D12];&quot;, &quot;;[.E12];&quot;, &quot;;[.A12];&quot;);&quot;)" table:style-name="ce14">
            <text:p>INSERT INTO g_encuesta.opciones(opcion, ponderacion, id_encuesta, id_pregunta) VALUES ('0', 1, 13, 230);</text:p>
          </table:table-cell>
          <table:table-cell table:number-columns-repeated="16377"/>
        </table:table-row>
        <table:table-row table:style-name="ro3">
          <table:table-cell office:value-type="float" office:value="230" table:style-name="ce3">
            <text:p>230</text:p>
          </table:table-cell>
          <table:table-cell table:style-name="ce15"/>
          <table:table-cell office:value-type="float" office:value="1" table:style-name="ce16">
            <text:p>1</text:p>
          </table:table-cell>
          <table:table-cell office:value-type="float" office:value="1" table:style-name="ce1">
            <text:p>1</text:p>
          </table:table-cell>
          <table:table-cell office:value-type="float" office:value="13" table:style-name="ce13">
            <text:p>13</text:p>
          </table:table-cell>
          <table:table-cell table:style-name="ce6"/>
          <table:table-cell office:value-type="string" office:string-value="INSERT INTO g_encuesta.opciones(opcion, ponderacion, id_encuesta, id_pregunta) VALUES ('1', 1, 13, 230);" table:formula="of:=CONCATENATE(&quot;INSERT INTO g_encuesta.opciones(opcion, ponderacion, id_encuesta, id_pregunta) VALUES ('&quot;;[.C13];&quot;', &quot;;[.D13];&quot;, &quot;;[.E13];&quot;, &quot;;[.A13];&quot;);&quot;)" table:style-name="ce14">
            <text:p>INSERT INTO g_encuesta.opciones(opcion, ponderacion, id_encuesta, id_pregunta) VALUES ('1', 1, 13, 230);</text:p>
          </table:table-cell>
          <table:table-cell table:number-columns-repeated="16377"/>
        </table:table-row>
        <table:table-row table:style-name="ro3">
          <table:table-cell office:value-type="float" office:value="230" table:style-name="ce3">
            <text:p>230</text:p>
          </table:table-cell>
          <table:table-cell table:style-name="ce15"/>
          <table:table-cell office:value-type="float" office:value="2" table:style-name="ce16">
            <text:p>2</text:p>
          </table:table-cell>
          <table:table-cell office:value-type="float" office:value="1" table:style-name="ce1">
            <text:p>1</text:p>
          </table:table-cell>
          <table:table-cell office:value-type="float" office:value="13" table:style-name="ce13">
            <text:p>13</text:p>
          </table:table-cell>
          <table:table-cell table:style-name="ce6"/>
          <table:table-cell office:value-type="string" office:string-value="INSERT INTO g_encuesta.opciones(opcion, ponderacion, id_encuesta, id_pregunta) VALUES ('2', 1, 13, 230);" table:formula="of:=CONCATENATE(&quot;INSERT INTO g_encuesta.opciones(opcion, ponderacion, id_encuesta, id_pregunta) VALUES ('&quot;;[.C14];&quot;', &quot;;[.D14];&quot;, &quot;;[.E14];&quot;, &quot;;[.A14];&quot;);&quot;)" table:style-name="ce14">
            <text:p>INSERT INTO g_encuesta.opciones(opcion, ponderacion, id_encuesta, id_pregunta) VALUES ('2', 1, 13, 230);</text:p>
          </table:table-cell>
          <table:table-cell table:number-columns-repeated="16377"/>
        </table:table-row>
        <table:table-row table:style-name="ro3">
          <table:table-cell office:value-type="float" office:value="230" table:style-name="ce3">
            <text:p>230</text:p>
          </table:table-cell>
          <table:table-cell table:style-name="ce15"/>
          <table:table-cell office:value-type="float" office:value="3" table:style-name="ce16">
            <text:p>3</text:p>
          </table:table-cell>
          <table:table-cell office:value-type="float" office:value="1" table:style-name="ce1">
            <text:p>1</text:p>
          </table:table-cell>
          <table:table-cell office:value-type="float" office:value="13" table:style-name="ce13">
            <text:p>13</text:p>
          </table:table-cell>
          <table:table-cell table:style-name="ce6"/>
          <table:table-cell office:value-type="string" office:string-value="INSERT INTO g_encuesta.opciones(opcion, ponderacion, id_encuesta, id_pregunta) VALUES ('3', 1, 13, 230);" table:formula="of:=CONCATENATE(&quot;INSERT INTO g_encuesta.opciones(opcion, ponderacion, id_encuesta, id_pregunta) VALUES ('&quot;;[.C15];&quot;', &quot;;[.D15];&quot;, &quot;;[.E15];&quot;, &quot;;[.A15];&quot;);&quot;)" table:style-name="ce14">
            <text:p>INSERT INTO g_encuesta.opciones(opcion, ponderacion, id_encuesta, id_pregunta) VALUES ('3', 1, 13, 230);</text:p>
          </table:table-cell>
          <table:table-cell table:number-columns-repeated="16377"/>
        </table:table-row>
        <table:table-row table:style-name="ro3">
          <table:table-cell office:value-type="float" office:value="230" table:style-name="ce3">
            <text:p>230</text:p>
          </table:table-cell>
          <table:table-cell table:style-name="ce15"/>
          <table:table-cell office:value-type="string" table:style-name="ce16">
            <text:p>más de 3</text:p>
          </table:table-cell>
          <table:table-cell office:value-type="float" office:value="1" table:style-name="ce1">
            <text:p>1</text:p>
          </table:table-cell>
          <table:table-cell office:value-type="float" office:value="13" table:style-name="ce13">
            <text:p>13</text:p>
          </table:table-cell>
          <table:table-cell table:style-name="ce6"/>
          <table:table-cell office:value-type="string" office:string-value="INSERT INTO g_encuesta.opciones(opcion, ponderacion, id_encuesta, id_pregunta) VALUES ('más de 3', 1, 13, 230);" table:formula="of:=CONCATENATE(&quot;INSERT INTO g_encuesta.opciones(opcion, ponderacion, id_encuesta, id_pregunta) VALUES ('&quot;;[.C16];&quot;', &quot;;[.D16];&quot;, &quot;;[.E16];&quot;, &quot;;[.A16];&quot;);&quot;)" table:style-name="ce14">
            <text:p>INSERT INTO g_encuesta.opciones(opcion, ponderacion, id_encuesta, id_pregunta) VALUES ('más de 3', 1, 13, 230);</text:p>
          </table:table-cell>
          <table:table-cell table:number-columns-repeated="16377"/>
        </table:table-row>
        <table:table-row table:style-name="ro4">
          <table:table-cell office:value-type="float" office:value="231" table:style-name="ce10">
            <text:p>231</text:p>
          </table:table-cell>
          <table:table-cell office:value-type="string" table:style-name="ce11">
            <text:p>Señale, en su opinión, el nivel de pertinencia de estudiar actualmente una maestría (cuarto nivel de estudios).</text:p>
          </table:table-cell>
          <table:table-cell office:value-type="string" table:style-name="ce12">
            <text:p>Bajo</text:p>
          </table:table-cell>
          <table:table-cell office:value-type="float" office:value="1" table:style-name="ce13">
            <text:p>1</text:p>
          </table:table-cell>
          <table:table-cell office:value-type="float" office:value="13" table:style-name="ce13">
            <text:p>13</text:p>
          </table:table-cell>
          <table:table-cell office:value-type="string" office:string-value="INSERT INTO g_encuesta.preguntas(id_pregunta, id_encuesta, tipo_pregunta, descripcion) VALUES (231, 13, 'cerrada', 'Señale, en su opinión, el nivel de pertinencia de estudiar actualmente una maestría (cuarto nivel de estudios).');" table:formula="of:=CONCATENATE(&quot;INSERT INTO g_encuesta.preguntas(id_pregunta, id_encuesta, tipo_pregunta, descripcion) VALUES (&quot;;[.A17];&quot;, &quot;;[.E17];&quot;, 'cerrada', '&quot;;[.B17];&quot;');&quot;)" table:style-name="ce14">
            <text:p>INSERT INTO g_encuesta.preguntas(id_pregunta, id_encuesta, tipo_pregunta, descripcion) VALUES (231, 13, 'cerrada', 'Señale, en su opinión, el nivel de pertinencia de estudiar actualmente una maestría (cuarto nivel de estudios).');</text:p>
          </table:table-cell>
          <table:table-cell office:value-type="string" office:string-value="INSERT INTO g_encuesta.opciones(opcion, ponderacion, id_encuesta, id_pregunta) VALUES ('Bajo', 1, 13, 231);" table:formula="of:=CONCATENATE(&quot;INSERT INTO g_encuesta.opciones(opcion, ponderacion, id_encuesta, id_pregunta) VALUES ('&quot;;[.C17];&quot;', &quot;;[.D17];&quot;, &quot;;[.E17];&quot;, &quot;;[.A17];&quot;);&quot;)" table:style-name="ce14">
            <text:p>INSERT INTO g_encuesta.opciones(opcion, ponderacion, id_encuesta, id_pregunta) VALUES ('Bajo', 1, 13, 231);</text:p>
          </table:table-cell>
          <table:table-cell table:number-columns-repeated="16377" table:style-name="ce13"/>
        </table:table-row>
        <table:table-row table:style-name="ro3">
          <table:table-cell office:value-type="float" office:value="231" table:style-name="ce10">
            <text:p>231</text:p>
          </table:table-cell>
          <table:table-cell table:style-name="ce11"/>
          <table:table-cell office:value-type="string" table:style-name="ce12">
            <text:p>Medio</text:p>
          </table:table-cell>
          <table:table-cell office:value-type="float" office:value="1" table:style-name="ce13">
            <text:p>1</text:p>
          </table:table-cell>
          <table:table-cell office:value-type="float" office:value="13" table:style-name="ce13">
            <text:p>13</text:p>
          </table:table-cell>
          <table:table-cell table:style-name="ce14"/>
          <table:table-cell office:value-type="string" office:string-value="INSERT INTO g_encuesta.opciones(opcion, ponderacion, id_encuesta, id_pregunta) VALUES ('Medio', 1, 13, 231);" table:formula="of:=CONCATENATE(&quot;INSERT INTO g_encuesta.opciones(opcion, ponderacion, id_encuesta, id_pregunta) VALUES ('&quot;;[.C18];&quot;', &quot;;[.D18];&quot;, &quot;;[.E18];&quot;, &quot;;[.A18];&quot;);&quot;)" table:style-name="ce14">
            <text:p>INSERT INTO g_encuesta.opciones(opcion, ponderacion, id_encuesta, id_pregunta) VALUES ('Medio', 1, 13, 231);</text:p>
          </table:table-cell>
          <table:table-cell table:number-columns-repeated="16377" table:style-name="ce13"/>
        </table:table-row>
        <table:table-row table:style-name="ro3">
          <table:table-cell office:value-type="float" office:value="231" table:style-name="ce10">
            <text:p>231</text:p>
          </table:table-cell>
          <table:table-cell table:style-name="ce11"/>
          <table:table-cell office:value-type="string" table:style-name="ce12">
            <text:p>Alto</text:p>
          </table:table-cell>
          <table:table-cell office:value-type="float" office:value="1" table:style-name="ce13">
            <text:p>1</text:p>
          </table:table-cell>
          <table:table-cell office:value-type="float" office:value="13" table:style-name="ce13">
            <text:p>13</text:p>
          </table:table-cell>
          <table:table-cell table:style-name="ce14"/>
          <table:table-cell office:value-type="string" office:string-value="INSERT INTO g_encuesta.opciones(opcion, ponderacion, id_encuesta, id_pregunta) VALUES ('Alto', 1, 13, 231);" table:formula="of:=CONCATENATE(&quot;INSERT INTO g_encuesta.opciones(opcion, ponderacion, id_encuesta, id_pregunta) VALUES ('&quot;;[.C19];&quot;', &quot;;[.D19];&quot;, &quot;;[.E19];&quot;, &quot;;[.A19];&quot;);&quot;)" table:style-name="ce14">
            <text:p>INSERT INTO g_encuesta.opciones(opcion, ponderacion, id_encuesta, id_pregunta) VALUES ('Alto', 1, 13, 231);</text:p>
          </table:table-cell>
          <table:table-cell table:number-columns-repeated="16377" table:style-name="ce13"/>
        </table:table-row>
        <table:table-row table:style-name="ro3">
          <table:table-cell office:value-type="float" office:value="232" table:style-name="ce3">
            <text:p>232</text:p>
          </table:table-cell>
          <table:table-cell office:value-type="string" table:style-name="ce15">
            <text:p>Indique el nivel de su interés en seguir estudios de Maestría</text:p>
          </table:table-cell>
          <table:table-cell office:value-type="string" table:style-name="ce16">
            <text:p>Bajo</text:p>
          </table:table-cell>
          <table:table-cell office:value-type="float" office:value="1" table:style-name="ce1">
            <text:p>1</text:p>
          </table:table-cell>
          <table:table-cell office:value-type="float" office:value="13" table:style-name="ce13">
            <text:p>13</text:p>
          </table:table-cell>
          <table:table-cell office:value-type="string" office:string-value="INSERT INTO g_encuesta.preguntas(id_pregunta, id_encuesta, tipo_pregunta, descripcion) VALUES (232, 13, 'cerrada', 'Indique el nivel de su interés en seguir estudios de Maestría');" table:formula="of:=CONCATENATE(&quot;INSERT INTO g_encuesta.preguntas(id_pregunta, id_encuesta, tipo_pregunta, descripcion) VALUES (&quot;;[.A20];&quot;, &quot;;[.E20];&quot;, 'cerrada', '&quot;;[.B20];&quot;');&quot;)" table:style-name="ce6">
            <text:p>INSERT INTO g_encuesta.preguntas(id_pregunta, id_encuesta, tipo_pregunta, descripcion) VALUES (232, 13, 'cerrada', 'Indique el nivel de su interés en seguir estudios de Maestría');</text:p>
          </table:table-cell>
          <table:table-cell office:value-type="string" office:string-value="INSERT INTO g_encuesta.opciones(opcion, ponderacion, id_encuesta, id_pregunta) VALUES ('Bajo', 1, 13, 232);" table:formula="of:=CONCATENATE(&quot;INSERT INTO g_encuesta.opciones(opcion, ponderacion, id_encuesta, id_pregunta) VALUES ('&quot;;[.C20];&quot;', &quot;;[.D20];&quot;, &quot;;[.E20];&quot;, &quot;;[.A20];&quot;);&quot;)" table:style-name="ce14">
            <text:p>INSERT INTO g_encuesta.opciones(opcion, ponderacion, id_encuesta, id_pregunta) VALUES ('Bajo', 1, 13, 232);</text:p>
          </table:table-cell>
          <table:table-cell table:number-columns-repeated="16377"/>
        </table:table-row>
        <table:table-row table:style-name="ro3">
          <table:table-cell office:value-type="float" office:value="232" table:style-name="ce3">
            <text:p>232</text:p>
          </table:table-cell>
          <table:table-cell table:style-name="ce15"/>
          <table:table-cell office:value-type="string" table:style-name="ce16">
            <text:p>Medio</text:p>
          </table:table-cell>
          <table:table-cell office:value-type="float" office:value="1" table:style-name="ce1">
            <text:p>1</text:p>
          </table:table-cell>
          <table:table-cell office:value-type="float" office:value="13" table:style-name="ce13">
            <text:p>13</text:p>
          </table:table-cell>
          <table:table-cell table:style-name="ce6"/>
          <table:table-cell office:value-type="string" office:string-value="INSERT INTO g_encuesta.opciones(opcion, ponderacion, id_encuesta, id_pregunta) VALUES ('Medio', 1, 13, 232);" table:formula="of:=CONCATENATE(&quot;INSERT INTO g_encuesta.opciones(opcion, ponderacion, id_encuesta, id_pregunta) VALUES ('&quot;;[.C21];&quot;', &quot;;[.D21];&quot;, &quot;;[.E21];&quot;, &quot;;[.A21];&quot;);&quot;)" table:style-name="ce14">
            <text:p>INSERT INTO g_encuesta.opciones(opcion, ponderacion, id_encuesta, id_pregunta) VALUES ('Medio', 1, 13, 232);</text:p>
          </table:table-cell>
          <table:table-cell table:number-columns-repeated="16377"/>
        </table:table-row>
        <table:table-row table:style-name="ro3">
          <table:table-cell office:value-type="float" office:value="232" table:style-name="ce3">
            <text:p>232</text:p>
          </table:table-cell>
          <table:table-cell table:style-name="ce15"/>
          <table:table-cell office:value-type="string" table:style-name="ce16">
            <text:p>Alto</text:p>
          </table:table-cell>
          <table:table-cell office:value-type="float" office:value="1" table:style-name="ce1">
            <text:p>1</text:p>
          </table:table-cell>
          <table:table-cell office:value-type="float" office:value="13" table:style-name="ce13">
            <text:p>13</text:p>
          </table:table-cell>
          <table:table-cell table:style-name="ce6"/>
          <table:table-cell office:value-type="string" office:string-value="INSERT INTO g_encuesta.opciones(opcion, ponderacion, id_encuesta, id_pregunta) VALUES ('Alto', 1, 13, 232);" table:formula="of:=CONCATENATE(&quot;INSERT INTO g_encuesta.opciones(opcion, ponderacion, id_encuesta, id_pregunta) VALUES ('&quot;;[.C22];&quot;', &quot;;[.D22];&quot;, &quot;;[.E22];&quot;, &quot;;[.A22];&quot;);&quot;)" table:style-name="ce14">
            <text:p>INSERT INTO g_encuesta.opciones(opcion, ponderacion, id_encuesta, id_pregunta) VALUES ('Alto', 1, 13, 232);</text:p>
          </table:table-cell>
          <table:table-cell table:number-columns-repeated="16377"/>
        </table:table-row>
        <table:table-row table:style-name="ro3">
          <table:table-cell office:value-type="float" office:value="233" table:style-name="ce10">
            <text:p>233</text:p>
          </table:table-cell>
          <table:table-cell office:value-type="string" table:style-name="ce11">
            <text:p>Señale las limitantes que le impedirían tomar estudios de cuarto nivel</text:p>
          </table:table-cell>
          <table:table-cell office:value-type="string" table:style-name="ce12">
            <text:p>Flexibilidad laboral</text:p>
          </table:table-cell>
          <table:table-cell office:value-type="float" office:value="1" table:style-name="ce13">
            <text:p>1</text:p>
          </table:table-cell>
          <table:table-cell office:value-type="float" office:value="13" table:style-name="ce13">
            <text:p>13</text:p>
          </table:table-cell>
          <table:table-cell office:value-type="string" office:string-value="INSERT INTO g_encuesta.preguntas(id_pregunta, id_encuesta, tipo_pregunta, descripcion) VALUES (233, 13, 'cerrada', 'Señale las limitantes que le impedirían tomar estudios de cuarto nivel');" table:formula="of:=CONCATENATE(&quot;INSERT INTO g_encuesta.preguntas(id_pregunta, id_encuesta, tipo_pregunta, descripcion) VALUES (&quot;;[.A23];&quot;, &quot;;[.E23];&quot;, 'cerrada', '&quot;;[.B23];&quot;');&quot;)" table:style-name="ce14">
            <text:p>INSERT INTO g_encuesta.preguntas(id_pregunta, id_encuesta, tipo_pregunta, descripcion) VALUES (233, 13, 'cerrada', 'Señale las limitantes que le impedirían tomar estudios de cuarto nivel');</text:p>
          </table:table-cell>
          <table:table-cell office:value-type="string" office:string-value="INSERT INTO g_encuesta.opciones(opcion, ponderacion, id_encuesta, id_pregunta) VALUES ('Flexibilidad laboral', 1, 13, 233);" table:formula="of:=CONCATENATE(&quot;INSERT INTO g_encuesta.opciones(opcion, ponderacion, id_encuesta, id_pregunta) VALUES ('&quot;;[.C23];&quot;', &quot;;[.D23];&quot;, &quot;;[.E23];&quot;, &quot;;[.A23];&quot;);&quot;)" table:style-name="ce14">
            <text:p>INSERT INTO g_encuesta.opciones(opcion, ponderacion, id_encuesta, id_pregunta) VALUES ('Flexibilidad laboral', 1, 13, 233);</text:p>
          </table:table-cell>
          <table:table-cell table:number-columns-repeated="16377" table:style-name="ce13"/>
        </table:table-row>
        <table:table-row table:style-name="ro3">
          <table:table-cell office:value-type="float" office:value="233" table:style-name="ce10">
            <text:p>233</text:p>
          </table:table-cell>
          <table:table-cell table:style-name="ce11"/>
          <table:table-cell office:value-type="string" table:style-name="ce12">
            <text:p>Disponibilidad de horarios</text:p>
          </table:table-cell>
          <table:table-cell office:value-type="float" office:value="1" table:style-name="ce13">
            <text:p>1</text:p>
          </table:table-cell>
          <table:table-cell office:value-type="float" office:value="13" table:style-name="ce13">
            <text:p>13</text:p>
          </table:table-cell>
          <table:table-cell table:style-name="ce14"/>
          <table:table-cell office:value-type="string" office:string-value="INSERT INTO g_encuesta.opciones(opcion, ponderacion, id_encuesta, id_pregunta) VALUES ('Disponibilidad de horarios', 1, 13, 233);" table:formula="of:=CONCATENATE(&quot;INSERT INTO g_encuesta.opciones(opcion, ponderacion, id_encuesta, id_pregunta) VALUES ('&quot;;[.C24];&quot;', &quot;;[.D24];&quot;, &quot;;[.E24];&quot;, &quot;;[.A24];&quot;);&quot;)" table:style-name="ce14">
            <text:p>INSERT INTO g_encuesta.opciones(opcion, ponderacion, id_encuesta, id_pregunta) VALUES ('Disponibilidad de horarios', 1, 13, 233);</text:p>
          </table:table-cell>
          <table:table-cell table:number-columns-repeated="16377" table:style-name="ce13"/>
        </table:table-row>
        <table:table-row table:style-name="ro3">
          <table:table-cell office:value-type="float" office:value="233" table:style-name="ce10">
            <text:p>233</text:p>
          </table:table-cell>
          <table:table-cell table:style-name="ce11"/>
          <table:table-cell office:value-type="string" table:style-name="ce12">
            <text:p>Movilización</text:p>
          </table:table-cell>
          <table:table-cell office:value-type="float" office:value="1" table:style-name="ce13">
            <text:p>1</text:p>
          </table:table-cell>
          <table:table-cell office:value-type="float" office:value="13" table:style-name="ce13">
            <text:p>13</text:p>
          </table:table-cell>
          <table:table-cell table:style-name="ce14"/>
          <table:table-cell office:value-type="string" office:string-value="INSERT INTO g_encuesta.opciones(opcion, ponderacion, id_encuesta, id_pregunta) VALUES ('Movilización', 1, 13, 233);" table:formula="of:=CONCATENATE(&quot;INSERT INTO g_encuesta.opciones(opcion, ponderacion, id_encuesta, id_pregunta) VALUES ('&quot;;[.C25];&quot;', &quot;;[.D25];&quot;, &quot;;[.E25];&quot;, &quot;;[.A25];&quot;);&quot;)" table:style-name="ce14">
            <text:p>INSERT INTO g_encuesta.opciones(opcion, ponderacion, id_encuesta, id_pregunta) VALUES ('Movilización', 1, 13, 233);</text:p>
          </table:table-cell>
          <table:table-cell table:number-columns-repeated="16377" table:style-name="ce13"/>
        </table:table-row>
        <table:table-row table:style-name="ro3">
          <table:table-cell office:value-type="float" office:value="233" table:style-name="ce10">
            <text:p>233</text:p>
          </table:table-cell>
          <table:table-cell table:style-name="ce11"/>
          <table:table-cell office:value-type="string" table:style-name="ce12">
            <text:p>Recursos económicos</text:p>
          </table:table-cell>
          <table:table-cell office:value-type="float" office:value="1" table:style-name="ce13">
            <text:p>1</text:p>
          </table:table-cell>
          <table:table-cell office:value-type="float" office:value="13" table:style-name="ce13">
            <text:p>13</text:p>
          </table:table-cell>
          <table:table-cell table:style-name="ce14"/>
          <table:table-cell office:value-type="string" office:string-value="INSERT INTO g_encuesta.opciones(opcion, ponderacion, id_encuesta, id_pregunta) VALUES ('Recursos económicos', 1, 13, 233);" table:formula="of:=CONCATENATE(&quot;INSERT INTO g_encuesta.opciones(opcion, ponderacion, id_encuesta, id_pregunta) VALUES ('&quot;;[.C26];&quot;', &quot;;[.D26];&quot;, &quot;;[.E26];&quot;, &quot;;[.A26];&quot;);&quot;)" table:style-name="ce14">
            <text:p>INSERT INTO g_encuesta.opciones(opcion, ponderacion, id_encuesta, id_pregunta) VALUES ('Recursos económicos', 1, 13, 233);</text:p>
          </table:table-cell>
          <table:table-cell table:number-columns-repeated="16377" table:style-name="ce13"/>
        </table:table-row>
        <table:table-row table:style-name="ro3">
          <table:table-cell office:value-type="float" office:value="233" table:style-name="ce10">
            <text:p>233</text:p>
          </table:table-cell>
          <table:table-cell table:style-name="ce11"/>
          <table:table-cell office:value-type="string" table:style-name="ce12">
            <text:p>Idioma inglés</text:p>
          </table:table-cell>
          <table:table-cell office:value-type="float" office:value="1" table:style-name="ce13">
            <text:p>1</text:p>
          </table:table-cell>
          <table:table-cell office:value-type="float" office:value="13" table:style-name="ce13">
            <text:p>13</text:p>
          </table:table-cell>
          <table:table-cell table:style-name="ce14"/>
          <table:table-cell office:value-type="string" office:string-value="INSERT INTO g_encuesta.opciones(opcion, ponderacion, id_encuesta, id_pregunta) VALUES ('Idioma inglés', 1, 13, 233);" table:formula="of:=CONCATENATE(&quot;INSERT INTO g_encuesta.opciones(opcion, ponderacion, id_encuesta, id_pregunta) VALUES ('&quot;;[.C27];&quot;', &quot;;[.D27];&quot;, &quot;;[.E27];&quot;, &quot;;[.A27];&quot;);&quot;)" table:style-name="ce14">
            <text:p>INSERT INTO g_encuesta.opciones(opcion, ponderacion, id_encuesta, id_pregunta) VALUES ('Idioma inglés', 1, 13, 233);</text:p>
          </table:table-cell>
          <table:table-cell table:number-columns-repeated="16377" table:style-name="ce13"/>
        </table:table-row>
        <table:table-row table:style-name="ro3">
          <table:table-cell office:value-type="float" office:value="234" table:style-name="ce17">
            <text:p>234</text:p>
          </table:table-cell>
          <table:table-cell office:value-type="string" table:style-name="ce18">
            <text:p>Señale las limitantes que le impedirían tomar estudios de cuarto nivel</text:p>
          </table:table-cell>
          <table:table-cell office:value-type="string" table:style-name="ce19">
            <text:p>Flexibilidad laboral</text:p>
          </table:table-cell>
          <table:table-cell table:number-columns-repeated="2" table:style-name="ce20"/>
          <table:table-cell table:number-columns-repeated="2" table:style-name="ce21"/>
          <table:table-cell table:number-columns-repeated="16377" table:style-name="ce20"/>
        </table:table-row>
        <table:table-row table:style-name="ro3">
          <table:table-cell office:value-type="float" office:value="234" table:style-name="ce17">
            <text:p>234</text:p>
          </table:table-cell>
          <table:table-cell table:style-name="ce18"/>
          <table:table-cell office:value-type="string" table:style-name="ce19">
            <text:p>Disponibilidad de horarios</text:p>
          </table:table-cell>
          <table:table-cell table:number-columns-repeated="2" table:style-name="ce20"/>
          <table:table-cell table:number-columns-repeated="2" table:style-name="ce21"/>
          <table:table-cell table:number-columns-repeated="16377" table:style-name="ce20"/>
        </table:table-row>
        <table:table-row table:style-name="ro3">
          <table:table-cell office:value-type="float" office:value="234" table:style-name="ce17">
            <text:p>234</text:p>
          </table:table-cell>
          <table:table-cell table:style-name="ce18"/>
          <table:table-cell office:value-type="string" table:style-name="ce19">
            <text:p>Movilización</text:p>
          </table:table-cell>
          <table:table-cell table:number-columns-repeated="2" table:style-name="ce20"/>
          <table:table-cell table:number-columns-repeated="2" table:style-name="ce21"/>
          <table:table-cell table:number-columns-repeated="16377" table:style-name="ce20"/>
        </table:table-row>
        <table:table-row table:style-name="ro3">
          <table:table-cell office:value-type="float" office:value="234" table:style-name="ce17">
            <text:p>234</text:p>
          </table:table-cell>
          <table:table-cell table:style-name="ce18"/>
          <table:table-cell office:value-type="string" table:style-name="ce19">
            <text:p>Recursos económicos</text:p>
          </table:table-cell>
          <table:table-cell table:number-columns-repeated="2" table:style-name="ce20"/>
          <table:table-cell table:number-columns-repeated="2" table:style-name="ce21"/>
          <table:table-cell table:number-columns-repeated="16377" table:style-name="ce20"/>
        </table:table-row>
        <table:table-row table:style-name="ro3">
          <table:table-cell office:value-type="float" office:value="234" table:style-name="ce17">
            <text:p>234</text:p>
          </table:table-cell>
          <table:table-cell table:style-name="ce18"/>
          <table:table-cell office:value-type="string" table:style-name="ce19">
            <text:p>Idioma inglés</text:p>
          </table:table-cell>
          <table:table-cell table:number-columns-repeated="2" table:style-name="ce20"/>
          <table:table-cell table:number-columns-repeated="2" table:style-name="ce21"/>
          <table:table-cell table:number-columns-repeated="16377" table:style-name="ce20"/>
        </table:table-row>
        <table:table-row table:style-name="ro4">
          <table:table-cell office:value-type="float" office:value="235" table:style-name="ce3">
            <text:p>235</text:p>
          </table:table-cell>
          <table:table-cell office:value-type="string" table:style-name="ce15">
            <text:p>De recibir facilidades por parte de suempleador para optar por un Programa de Maestría, señale si le interesaría realizar estos estudios</text:p>
          </table:table-cell>
          <table:table-cell office:value-type="string" table:style-name="ce16">
            <text:p>Si</text:p>
          </table:table-cell>
          <table:table-cell office:value-type="float" office:value="1" table:style-name="ce1">
            <text:p>1</text:p>
          </table:table-cell>
          <table:table-cell office:value-type="float" office:value="13" table:style-name="ce13">
            <text:p>13</text:p>
          </table:table-cell>
          <table:table-cell office:value-type="string" office:string-value="INSERT INTO g_encuesta.preguntas(id_pregunta, id_encuesta, tipo_pregunta, descripcion) VALUES (235, 13, 'cerrada', 'De recibir facilidades por parte de suempleador para optar por un Programa de Maestría, señale si le interesaría realizar estos estudios');" table:formula="of:=CONCATENATE(&quot;INSERT INTO g_encuesta.preguntas(id_pregunta, id_encuesta, tipo_pregunta, descripcion) VALUES (&quot;;[.A33];&quot;, &quot;;[.E33];&quot;, 'cerrada', '&quot;;[.B33];&quot;');&quot;)" table:style-name="ce6">
            <text:p>INSERT INTO g_encuesta.preguntas(id_pregunta, id_encuesta, tipo_pregunta, descripcion) VALUES (235, 13, 'cerrada', 'De recibir facilidades por parte de suempleador para optar por un Programa de Maestría, señale si le interesaría realizar estos estudios');</text:p>
          </table:table-cell>
          <table:table-cell office:value-type="string" office:string-value="INSERT INTO g_encuesta.opciones(opcion, ponderacion, id_encuesta, id_pregunta) VALUES ('Si', 1, 13, 235);" table:formula="of:=CONCATENATE(&quot;INSERT INTO g_encuesta.opciones(opcion, ponderacion, id_encuesta, id_pregunta) VALUES ('&quot;;[.C33];&quot;', &quot;;[.D33];&quot;, &quot;;[.E33];&quot;, &quot;;[.A33];&quot;);&quot;)" table:style-name="ce14">
            <text:p>INSERT INTO g_encuesta.opciones(opcion, ponderacion, id_encuesta, id_pregunta) VALUES ('Si', 1, 13, 235);</text:p>
          </table:table-cell>
          <table:table-cell table:number-columns-repeated="16377"/>
        </table:table-row>
        <table:table-row table:style-name="ro3">
          <table:table-cell office:value-type="float" office:value="235" table:style-name="ce3">
            <text:p>235</text:p>
          </table:table-cell>
          <table:table-cell table:style-name="ce15"/>
          <table:table-cell office:value-type="string" table:style-name="ce16">
            <text:p>No</text:p>
          </table:table-cell>
          <table:table-cell office:value-type="float" office:value="1" table:style-name="ce1">
            <text:p>1</text:p>
          </table:table-cell>
          <table:table-cell office:value-type="float" office:value="13" table:style-name="ce13">
            <text:p>13</text:p>
          </table:table-cell>
          <table:table-cell table:style-name="ce6"/>
          <table:table-cell office:value-type="string" office:string-value="INSERT INTO g_encuesta.opciones(opcion, ponderacion, id_encuesta, id_pregunta) VALUES ('No', 1, 13, 235);" table:formula="of:=CONCATENATE(&quot;INSERT INTO g_encuesta.opciones(opcion, ponderacion, id_encuesta, id_pregunta) VALUES ('&quot;;[.C34];&quot;', &quot;;[.D34];&quot;, &quot;;[.E34];&quot;, &quot;;[.A34];&quot;);&quot;)" table:style-name="ce14">
            <text:p>INSERT INTO g_encuesta.opciones(opcion, ponderacion, id_encuesta, id_pregunta) VALUES ('No', 1, 13, 235);</text:p>
          </table:table-cell>
          <table:table-cell table:number-columns-repeated="16377"/>
        </table:table-row>
        <table:table-row table:style-name="ro5">
          <table:table-cell office:value-type="float" office:value="236" table:style-name="ce10">
            <text:p>236</text:p>
          </table:table-cell>
          <table:table-cell office:value-type="string" table:style-name="ce11">
            <text:p>Indique su (s)motivación(es) para estudiar una Maestría en<text:s/><text:span text:style-name="T7">Sanidad Vegetal</text:span></text:p>
          </table:table-cell>
          <table:table-cell office:value-type="string" table:style-name="ce12">
            <text:p>Mejoramiento del desempeño laboral</text:p>
          </table:table-cell>
          <table:table-cell office:value-type="float" office:value="1" table:style-name="ce13">
            <text:p>1</text:p>
          </table:table-cell>
          <table:table-cell office:value-type="float" office:value="13" table:style-name="ce13">
            <text:p>13</text:p>
          </table:table-cell>
          <table:table-cell office:value-type="string" office:string-value="INSERT INTO g_encuesta.preguntas(id_pregunta, id_encuesta, tipo_pregunta, descripcion) VALUES (236, 13, 'cerrada', 'Indique su (s)motivación(es) para estudiar una Maestría en Sanidad Vegetal');" table:formula="of:=CONCATENATE(&quot;INSERT INTO g_encuesta.preguntas(id_pregunta, id_encuesta, tipo_pregunta, descripcion) VALUES (&quot;;[.A35];&quot;, &quot;;[.E35];&quot;, 'cerrada', '&quot;;[.B35];&quot;');&quot;)" table:style-name="ce14">
            <text:p>INSERT INTO g_encuesta.preguntas(id_pregunta, id_encuesta, tipo_pregunta, descripcion) VALUES (236, 13, 'cerrada', 'Indique su (s)motivación(es) para estudiar una Maestría en Sanidad Vegetal');</text:p>
          </table:table-cell>
          <table:table-cell office:value-type="string" office:string-value="INSERT INTO g_encuesta.opciones(opcion, ponderacion, id_encuesta, id_pregunta) VALUES ('Mejoramiento del desempeño laboral', 1, 13, 236);" table:formula="of:=CONCATENATE(&quot;INSERT INTO g_encuesta.opciones(opcion, ponderacion, id_encuesta, id_pregunta) VALUES ('&quot;;[.C35];&quot;', &quot;;[.D35];&quot;, &quot;;[.E35];&quot;, &quot;;[.A35];&quot;);&quot;)" table:style-name="ce14">
            <text:p>INSERT INTO g_encuesta.opciones(opcion, ponderacion, id_encuesta, id_pregunta) VALUES ('Mejoramiento del desempeño laboral', 1, 13, 236);</text:p>
          </table:table-cell>
          <table:table-cell table:number-columns-repeated="16377" table:style-name="ce13"/>
        </table:table-row>
        <table:table-row table:style-name="ro3">
          <table:table-cell office:value-type="float" office:value="236" table:style-name="ce10">
            <text:p>236</text:p>
          </table:table-cell>
          <table:table-cell table:style-name="ce11"/>
          <table:table-cell office:value-type="string" table:style-name="ce12">
            <text:p>Exigencia del medio laboral</text:p>
          </table:table-cell>
          <table:table-cell office:value-type="float" office:value="1" table:style-name="ce13">
            <text:p>1</text:p>
          </table:table-cell>
          <table:table-cell office:value-type="float" office:value="13" table:style-name="ce13">
            <text:p>13</text:p>
          </table:table-cell>
          <table:table-cell table:style-name="ce14"/>
          <table:table-cell office:value-type="string" office:string-value="INSERT INTO g_encuesta.opciones(opcion, ponderacion, id_encuesta, id_pregunta) VALUES ('Exigencia del medio laboral', 1, 13, 236);" table:formula="of:=CONCATENATE(&quot;INSERT INTO g_encuesta.opciones(opcion, ponderacion, id_encuesta, id_pregunta) VALUES ('&quot;;[.C36];&quot;', &quot;;[.D36];&quot;, &quot;;[.E36];&quot;, &quot;;[.A36];&quot;);&quot;)" table:style-name="ce14">
            <text:p>INSERT INTO g_encuesta.opciones(opcion, ponderacion, id_encuesta, id_pregunta) VALUES ('Exigencia del medio laboral', 1, 13, 236);</text:p>
          </table:table-cell>
          <table:table-cell table:number-columns-repeated="16377" table:style-name="ce13"/>
        </table:table-row>
        <table:table-row table:style-name="ro3">
          <table:table-cell office:value-type="float" office:value="236" table:style-name="ce10">
            <text:p>236</text:p>
          </table:table-cell>
          <table:table-cell table:style-name="ce11"/>
          <table:table-cell office:value-type="string" table:style-name="ce12">
            <text:p>Actualización</text:p>
          </table:table-cell>
          <table:table-cell office:value-type="float" office:value="1" table:style-name="ce13">
            <text:p>1</text:p>
          </table:table-cell>
          <table:table-cell office:value-type="float" office:value="13" table:style-name="ce13">
            <text:p>13</text:p>
          </table:table-cell>
          <table:table-cell table:style-name="ce14"/>
          <table:table-cell office:value-type="string" office:string-value="INSERT INTO g_encuesta.opciones(opcion, ponderacion, id_encuesta, id_pregunta) VALUES ('Actualización', 1, 13, 236);" table:formula="of:=CONCATENATE(&quot;INSERT INTO g_encuesta.opciones(opcion, ponderacion, id_encuesta, id_pregunta) VALUES ('&quot;;[.C37];&quot;', &quot;;[.D37];&quot;, &quot;;[.E37];&quot;, &quot;;[.A37];&quot;);&quot;)" table:style-name="ce14">
            <text:p>INSERT INTO g_encuesta.opciones(opcion, ponderacion, id_encuesta, id_pregunta) VALUES ('Actualización', 1, 13, 236);</text:p>
          </table:table-cell>
          <table:table-cell table:number-columns-repeated="16377" table:style-name="ce13"/>
        </table:table-row>
        <table:table-row table:style-name="ro3">
          <table:table-cell office:value-type="float" office:value="236" table:style-name="ce10">
            <text:p>236</text:p>
          </table:table-cell>
          <table:table-cell table:style-name="ce11"/>
          <table:table-cell office:value-type="string" table:style-name="ce12">
            <text:p>Interés particular</text:p>
          </table:table-cell>
          <table:table-cell office:value-type="float" office:value="1" table:style-name="ce13">
            <text:p>1</text:p>
          </table:table-cell>
          <table:table-cell office:value-type="float" office:value="13" table:style-name="ce13">
            <text:p>13</text:p>
          </table:table-cell>
          <table:table-cell table:style-name="ce14"/>
          <table:table-cell office:value-type="string" office:string-value="INSERT INTO g_encuesta.opciones(opcion, ponderacion, id_encuesta, id_pregunta) VALUES ('Interés particular', 1, 13, 236);" table:formula="of:=CONCATENATE(&quot;INSERT INTO g_encuesta.opciones(opcion, ponderacion, id_encuesta, id_pregunta) VALUES ('&quot;;[.C38];&quot;', &quot;;[.D38];&quot;, &quot;;[.E38];&quot;, &quot;;[.A38];&quot;);&quot;)" table:style-name="ce14">
            <text:p>INSERT INTO g_encuesta.opciones(opcion, ponderacion, id_encuesta, id_pregunta) VALUES ('Interés particular', 1, 13, 236);</text:p>
          </table:table-cell>
          <table:table-cell table:number-columns-repeated="16377" table:style-name="ce13"/>
        </table:table-row>
        <table:table-row table:style-name="ro5">
          <table:table-cell office:value-type="float" office:value="237" table:style-name="ce17">
            <text:p>237</text:p>
          </table:table-cell>
          <table:table-cell office:value-type="string" table:style-name="ce18">
            <text:p>Indique su (s)motivación(es) para estudiar una Maestría en<text:s/><text:span text:style-name="T7">Sanidad Vegetal</text:span></text:p>
          </table:table-cell>
          <table:table-cell office:value-type="string" table:style-name="ce19">
            <text:p>Mejoramiento del desempeño laboral</text:p>
          </table:table-cell>
          <table:table-cell table:number-columns-repeated="2" table:style-name="ce20"/>
          <table:table-cell table:number-columns-repeated="2" table:style-name="ce21"/>
          <table:table-cell table:number-columns-repeated="16377" table:style-name="ce20"/>
        </table:table-row>
        <table:table-row table:style-name="ro3">
          <table:table-cell office:value-type="float" office:value="237" table:style-name="ce17">
            <text:p>237</text:p>
          </table:table-cell>
          <table:table-cell table:style-name="ce18"/>
          <table:table-cell office:value-type="string" table:style-name="ce19">
            <text:p>Exigencia del medio laboral</text:p>
          </table:table-cell>
          <table:table-cell table:number-columns-repeated="2" table:style-name="ce20"/>
          <table:table-cell table:number-columns-repeated="2" table:style-name="ce21"/>
          <table:table-cell table:number-columns-repeated="16377" table:style-name="ce20"/>
        </table:table-row>
        <table:table-row table:style-name="ro3">
          <table:table-cell office:value-type="float" office:value="237" table:style-name="ce17">
            <text:p>237</text:p>
          </table:table-cell>
          <table:table-cell table:style-name="ce18"/>
          <table:table-cell office:value-type="string" table:style-name="ce19">
            <text:p>Actualización</text:p>
          </table:table-cell>
          <table:table-cell table:number-columns-repeated="2" table:style-name="ce20"/>
          <table:table-cell table:number-columns-repeated="2" table:style-name="ce21"/>
          <table:table-cell table:number-columns-repeated="16377" table:style-name="ce20"/>
        </table:table-row>
        <table:table-row table:style-name="ro3">
          <table:table-cell office:value-type="float" office:value="237" table:style-name="ce17">
            <text:p>237</text:p>
          </table:table-cell>
          <table:table-cell table:style-name="ce18"/>
          <table:table-cell office:value-type="string" table:style-name="ce19">
            <text:p>Interés particular</text:p>
          </table:table-cell>
          <table:table-cell table:number-columns-repeated="2" table:style-name="ce20"/>
          <table:table-cell table:number-columns-repeated="2" table:style-name="ce21"/>
          <table:table-cell table:number-columns-repeated="16377" table:style-name="ce20"/>
        </table:table-row>
        <table:table-row table:style-name="ro3">
          <table:table-cell office:value-type="float" office:value="238" table:style-name="ce3">
            <text:p>238</text:p>
          </table:table-cell>
          <table:table-cell office:value-type="string" table:style-name="ce15">
            <text:p>Señale los ámbitos en los que considera aportará una maestría de Sanidad Vegetal</text:p>
          </table:table-cell>
          <table:table-cell office:value-type="string" table:style-name="ce16">
            <text:p>Comercio exterior</text:p>
          </table:table-cell>
          <table:table-cell office:value-type="float" office:value="1" table:style-name="ce1">
            <text:p>1</text:p>
          </table:table-cell>
          <table:table-cell office:value-type="float" office:value="13" table:style-name="ce13">
            <text:p>13</text:p>
          </table:table-cell>
          <table:table-cell office:value-type="string" office:string-value="INSERT INTO g_encuesta.preguntas(id_pregunta, id_encuesta, tipo_pregunta, descripcion) VALUES (238, 13, 'cerrada', 'Señale los ámbitos en los que considera aportará una maestría de Sanidad Vegetal');" table:formula="of:=CONCATENATE(&quot;INSERT INTO g_encuesta.preguntas(id_pregunta, id_encuesta, tipo_pregunta, descripcion) VALUES (&quot;;[.A43];&quot;, &quot;;[.E43];&quot;, 'cerrada', '&quot;;[.B43];&quot;');&quot;)" table:style-name="ce6">
            <text:p>INSERT INTO g_encuesta.preguntas(id_pregunta, id_encuesta, tipo_pregunta, descripcion) VALUES (238, 13, 'cerrada', 'Señale los ámbitos en los que considera aportará una maestría de Sanidad Vegetal');</text:p>
          </table:table-cell>
          <table:table-cell office:value-type="string" office:string-value="INSERT INTO g_encuesta.opciones(opcion, ponderacion, id_encuesta, id_pregunta) VALUES ('Comercio exterior', 1, 13, 238);" table:formula="of:=CONCATENATE(&quot;INSERT INTO g_encuesta.opciones(opcion, ponderacion, id_encuesta, id_pregunta) VALUES ('&quot;;[.C43];&quot;', &quot;;[.D43];&quot;, &quot;;[.E43];&quot;, &quot;;[.A43];&quot;);&quot;)" table:style-name="ce14">
            <text:p>INSERT INTO g_encuesta.opciones(opcion, ponderacion, id_encuesta, id_pregunta) VALUES ('Comercio exterior', 1, 13, 238);</text:p>
          </table:table-cell>
          <table:table-cell table:number-columns-repeated="16377"/>
        </table:table-row>
        <table:table-row table:style-name="ro3">
          <table:table-cell office:value-type="float" office:value="238" table:style-name="ce3">
            <text:p>238</text:p>
          </table:table-cell>
          <table:table-cell table:style-name="ce15"/>
          <table:table-cell office:value-type="string" table:style-name="ce16">
            <text:p>Negocios internacionales</text:p>
          </table:table-cell>
          <table:table-cell office:value-type="float" office:value="1" table:style-name="ce1">
            <text:p>1</text:p>
          </table:table-cell>
          <table:table-cell office:value-type="float" office:value="13" table:style-name="ce13">
            <text:p>13</text:p>
          </table:table-cell>
          <table:table-cell table:style-name="ce6"/>
          <table:table-cell office:value-type="string" office:string-value="INSERT INTO g_encuesta.opciones(opcion, ponderacion, id_encuesta, id_pregunta) VALUES ('Negocios internacionales', 1, 13, 238);" table:formula="of:=CONCATENATE(&quot;INSERT INTO g_encuesta.opciones(opcion, ponderacion, id_encuesta, id_pregunta) VALUES ('&quot;;[.C44];&quot;', &quot;;[.D44];&quot;, &quot;;[.E44];&quot;, &quot;;[.A44];&quot;);&quot;)" table:style-name="ce14">
            <text:p>INSERT INTO g_encuesta.opciones(opcion, ponderacion, id_encuesta, id_pregunta) VALUES ('Negocios internacionales', 1, 13, 238);</text:p>
          </table:table-cell>
          <table:table-cell table:number-columns-repeated="16377"/>
        </table:table-row>
        <table:table-row table:style-name="ro3">
          <table:table-cell office:value-type="float" office:value="238" table:style-name="ce3">
            <text:p>238</text:p>
          </table:table-cell>
          <table:table-cell table:style-name="ce15"/>
          <table:table-cell office:value-type="string" table:style-name="ce16">
            <text:p>Entidades públicas y privadas relacionadas al sector agrícola</text:p>
          </table:table-cell>
          <table:table-cell office:value-type="float" office:value="1" table:style-name="ce1">
            <text:p>1</text:p>
          </table:table-cell>
          <table:table-cell office:value-type="float" office:value="13" table:style-name="ce13">
            <text:p>13</text:p>
          </table:table-cell>
          <table:table-cell table:style-name="ce6"/>
          <table:table-cell office:value-type="string" office:string-value="INSERT INTO g_encuesta.opciones(opcion, ponderacion, id_encuesta, id_pregunta) VALUES ('Entidades públicas y privadas relacionadas al sector agrícola', 1, 13, 238);" table:formula="of:=CONCATENATE(&quot;INSERT INTO g_encuesta.opciones(opcion, ponderacion, id_encuesta, id_pregunta) VALUES ('&quot;;[.C45];&quot;', &quot;;[.D45];&quot;, &quot;;[.E45];&quot;, &quot;;[.A45];&quot;);&quot;)" table:style-name="ce14">
            <text:p>INSERT INTO g_encuesta.opciones(opcion, ponderacion, id_encuesta, id_pregunta) VALUES ('Entidades públicas y privadas relacionadas al sector agrícola', 1, 13, 238);</text:p>
          </table:table-cell>
          <table:table-cell table:number-columns-repeated="16377"/>
        </table:table-row>
        <table:table-row table:style-name="ro3">
          <table:table-cell office:value-type="float" office:value="239" table:style-name="ce10">
            <text:p>239</text:p>
          </table:table-cell>
          <table:table-cell office:value-type="string" table:style-name="ce11">
            <text:p>Indique si le interesaría estudiar la maestría en Sanidad Vegetal en la ciudad de Quito</text:p>
          </table:table-cell>
          <table:table-cell office:value-type="string" table:style-name="ce12">
            <text:p>Si</text:p>
          </table:table-cell>
          <table:table-cell office:value-type="float" office:value="1" table:style-name="ce13">
            <text:p>1</text:p>
          </table:table-cell>
          <table:table-cell office:value-type="float" office:value="13" table:style-name="ce13">
            <text:p>13</text:p>
          </table:table-cell>
          <table:table-cell office:value-type="string" office:string-value="INSERT INTO g_encuesta.preguntas(id_pregunta, id_encuesta, tipo_pregunta, descripcion) VALUES (239, 13, 'cerrada', 'Indique si le interesaría estudiar la maestría en Sanidad Vegetal en la ciudad de Quito');" table:formula="of:=CONCATENATE(&quot;INSERT INTO g_encuesta.preguntas(id_pregunta, id_encuesta, tipo_pregunta, descripcion) VALUES (&quot;;[.A46];&quot;, &quot;;[.E46];&quot;, 'cerrada', '&quot;;[.B46];&quot;');&quot;)" table:style-name="ce14">
            <text:p>INSERT INTO g_encuesta.preguntas(id_pregunta, id_encuesta, tipo_pregunta, descripcion) VALUES (239, 13, 'cerrada', 'Indique si le interesaría estudiar la maestría en Sanidad Vegetal en la ciudad de Quito');</text:p>
          </table:table-cell>
          <table:table-cell office:value-type="string" office:string-value="INSERT INTO g_encuesta.opciones(opcion, ponderacion, id_encuesta, id_pregunta) VALUES ('Si', 1, 13, 239);" table:formula="of:=CONCATENATE(&quot;INSERT INTO g_encuesta.opciones(opcion, ponderacion, id_encuesta, id_pregunta) VALUES ('&quot;;[.C46];&quot;', &quot;;[.D46];&quot;, &quot;;[.E46];&quot;, &quot;;[.A46];&quot;);&quot;)" table:style-name="ce14">
            <text:p>INSERT INTO g_encuesta.opciones(opcion, ponderacion, id_encuesta, id_pregunta) VALUES ('Si', 1, 13, 239);</text:p>
          </table:table-cell>
          <table:table-cell table:number-columns-repeated="16377" table:style-name="ce13"/>
        </table:table-row>
        <table:table-row table:style-name="ro3">
          <table:table-cell office:value-type="float" office:value="239" table:style-name="ce10">
            <text:p>239</text:p>
          </table:table-cell>
          <table:table-cell table:style-name="ce11"/>
          <table:table-cell office:value-type="string" table:style-name="ce12">
            <text:p>No</text:p>
          </table:table-cell>
          <table:table-cell office:value-type="float" office:value="1" table:style-name="ce13">
            <text:p>1</text:p>
          </table:table-cell>
          <table:table-cell office:value-type="float" office:value="13" table:style-name="ce13">
            <text:p>13</text:p>
          </table:table-cell>
          <table:table-cell table:style-name="ce14"/>
          <table:table-cell office:value-type="string" office:string-value="INSERT INTO g_encuesta.opciones(opcion, ponderacion, id_encuesta, id_pregunta) VALUES ('No', 1, 13, 239);" table:formula="of:=CONCATENATE(&quot;INSERT INTO g_encuesta.opciones(opcion, ponderacion, id_encuesta, id_pregunta) VALUES ('&quot;;[.C47];&quot;', &quot;;[.D47];&quot;, &quot;;[.E47];&quot;, &quot;;[.A47];&quot;);&quot;)" table:style-name="ce14">
            <text:p>INSERT INTO g_encuesta.opciones(opcion, ponderacion, id_encuesta, id_pregunta) VALUES ('No', 1, 13, 239);</text:p>
          </table:table-cell>
          <table:table-cell table:number-columns-repeated="16377" table:style-name="ce13"/>
        </table:table-row>
        <table:table-row table:style-name="ro6">
          <table:table-cell office:value-type="float" office:value="240" table:style-name="ce3">
            <text:p>240</text:p>
          </table:table-cell>
          <table:table-cell office:value-type="string" table:style-name="ce15">
            <text:p>Indique si le interesaría estudiar la maestría en Sanidad Vegetal<text:s/><text:span text:style-name="T7">aplicada al Comercio Exterior</text:span></text:p>
          </table:table-cell>
          <table:table-cell office:value-type="string" table:style-name="ce16">
            <text:p>Si</text:p>
          </table:table-cell>
          <table:table-cell office:value-type="float" office:value="1" table:style-name="ce1">
            <text:p>1</text:p>
          </table:table-cell>
          <table:table-cell office:value-type="float" office:value="13" table:style-name="ce13">
            <text:p>13</text:p>
          </table:table-cell>
          <table:table-cell office:value-type="string" office:string-value="INSERT INTO g_encuesta.preguntas(id_pregunta, id_encuesta, tipo_pregunta, descripcion) VALUES (240, 13, 'cerrada', 'Indique si le interesaría estudiar la maestría en Sanidad Vegetal aplicada al Comercio Exterior');" table:formula="of:=CONCATENATE(&quot;INSERT INTO g_encuesta.preguntas(id_pregunta, id_encuesta, tipo_pregunta, descripcion) VALUES (&quot;;[.A48];&quot;, &quot;;[.E48];&quot;, 'cerrada', '&quot;;[.B48];&quot;');&quot;)" table:style-name="ce6">
            <text:p>INSERT INTO g_encuesta.preguntas(id_pregunta, id_encuesta, tipo_pregunta, descripcion) VALUES (240, 13, 'cerrada', 'Indique si le interesaría estudiar la maestría en Sanidad Vegetal aplicada al Comercio Exterior');</text:p>
          </table:table-cell>
          <table:table-cell office:value-type="string" office:string-value="INSERT INTO g_encuesta.opciones(opcion, ponderacion, id_encuesta, id_pregunta) VALUES ('Si', 1, 13, 240);" table:formula="of:=CONCATENATE(&quot;INSERT INTO g_encuesta.opciones(opcion, ponderacion, id_encuesta, id_pregunta) VALUES ('&quot;;[.C48];&quot;', &quot;;[.D48];&quot;, &quot;;[.E48];&quot;, &quot;;[.A48];&quot;);&quot;)" table:style-name="ce14">
            <text:p>INSERT INTO g_encuesta.opciones(opcion, ponderacion, id_encuesta, id_pregunta) VALUES ('Si', 1, 13, 240);</text:p>
          </table:table-cell>
          <table:table-cell table:number-columns-repeated="16377"/>
        </table:table-row>
        <table:table-row table:style-name="ro3">
          <table:table-cell office:value-type="float" office:value="240" table:style-name="ce3">
            <text:p>240</text:p>
          </table:table-cell>
          <table:table-cell table:style-name="ce15"/>
          <table:table-cell office:value-type="string" table:style-name="ce16">
            <text:p>No</text:p>
          </table:table-cell>
          <table:table-cell office:value-type="float" office:value="1" table:style-name="ce1">
            <text:p>1</text:p>
          </table:table-cell>
          <table:table-cell office:value-type="float" office:value="13" table:style-name="ce13">
            <text:p>13</text:p>
          </table:table-cell>
          <table:table-cell table:style-name="ce6"/>
          <table:table-cell office:value-type="string" office:string-value="INSERT INTO g_encuesta.opciones(opcion, ponderacion, id_encuesta, id_pregunta) VALUES ('No', 1, 13, 240);" table:formula="of:=CONCATENATE(&quot;INSERT INTO g_encuesta.opciones(opcion, ponderacion, id_encuesta, id_pregunta) VALUES ('&quot;;[.C49];&quot;', &quot;;[.D49];&quot;, &quot;;[.E49];&quot;, &quot;;[.A49];&quot;);&quot;)" table:style-name="ce14">
            <text:p>INSERT INTO g_encuesta.opciones(opcion, ponderacion, id_encuesta, id_pregunta) VALUES ('No', 1, 13, 240);</text:p>
          </table:table-cell>
          <table:table-cell table:number-columns-repeated="16377"/>
        </table:table-row>
        <table:table-row table:style-name="ro4">
          <table:table-cell office:value-type="float" office:value="241" table:style-name="ce10">
            <text:p>241</text:p>
          </table:table-cell>
          <table:table-cell office:value-type="string" table:style-name="ce11">
            <text:p>Indique su preferencia de horarios para tomar los módulos de estudio de la Maestría enSanidad Vegetal</text:p>
          </table:table-cell>
          <table:table-cell office:value-type="string" table:style-name="ce12">
            <text:p>Semanal viernes y sábado</text:p>
          </table:table-cell>
          <table:table-cell office:value-type="float" office:value="1" table:style-name="ce13">
            <text:p>1</text:p>
          </table:table-cell>
          <table:table-cell office:value-type="float" office:value="13" table:style-name="ce13">
            <text:p>13</text:p>
          </table:table-cell>
          <table:table-cell office:value-type="string" office:string-value="INSERT INTO g_encuesta.preguntas(id_pregunta, id_encuesta, tipo_pregunta, descripcion) VALUES (241, 13, 'cerrada', 'Indique su preferencia de horarios para tomar los módulos de estudio de la Maestría enSanidad Vegetal');" table:formula="of:=CONCATENATE(&quot;INSERT INTO g_encuesta.preguntas(id_pregunta, id_encuesta, tipo_pregunta, descripcion) VALUES (&quot;;[.A50];&quot;, &quot;;[.E50];&quot;, 'cerrada', '&quot;;[.B50];&quot;');&quot;)" table:style-name="ce14">
            <text:p>INSERT INTO g_encuesta.preguntas(id_pregunta, id_encuesta, tipo_pregunta, descripcion) VALUES (241, 13, 'cerrada', 'Indique su preferencia de horarios para tomar los módulos de estudio de la Maestría enSanidad Vegetal');</text:p>
          </table:table-cell>
          <table:table-cell office:value-type="string" office:string-value="INSERT INTO g_encuesta.opciones(opcion, ponderacion, id_encuesta, id_pregunta) VALUES ('Semanal viernes y sábado', 1, 13, 241);" table:formula="of:=CONCATENATE(&quot;INSERT INTO g_encuesta.opciones(opcion, ponderacion, id_encuesta, id_pregunta) VALUES ('&quot;;[.C50];&quot;', &quot;;[.D50];&quot;, &quot;;[.E50];&quot;, &quot;;[.A50];&quot;);&quot;)" table:style-name="ce14">
            <text:p>INSERT INTO g_encuesta.opciones(opcion, ponderacion, id_encuesta, id_pregunta) VALUES ('Semanal viernes y sábado', 1, 13, 241);</text:p>
          </table:table-cell>
          <table:table-cell table:number-columns-repeated="16377" table:style-name="ce13"/>
        </table:table-row>
        <table:table-row table:style-name="ro3">
          <table:table-cell office:value-type="float" office:value="241" table:style-name="ce10">
            <text:p>241</text:p>
          </table:table-cell>
          <table:table-cell table:style-name="ce11"/>
          <table:table-cell office:value-type="string" table:style-name="ce12">
            <text:p>Quincenal viernes y sábados</text:p>
          </table:table-cell>
          <table:table-cell office:value-type="float" office:value="1" table:style-name="ce13">
            <text:p>1</text:p>
          </table:table-cell>
          <table:table-cell office:value-type="float" office:value="13" table:style-name="ce13">
            <text:p>13</text:p>
          </table:table-cell>
          <table:table-cell table:style-name="ce14"/>
          <table:table-cell office:value-type="string" office:string-value="INSERT INTO g_encuesta.opciones(opcion, ponderacion, id_encuesta, id_pregunta) VALUES ('Quincenal viernes y sábados', 1, 13, 241);" table:formula="of:=CONCATENATE(&quot;INSERT INTO g_encuesta.opciones(opcion, ponderacion, id_encuesta, id_pregunta) VALUES ('&quot;;[.C51];&quot;', &quot;;[.D51];&quot;, &quot;;[.E51];&quot;, &quot;;[.A51];&quot;);&quot;)" table:style-name="ce14">
            <text:p>INSERT INTO g_encuesta.opciones(opcion, ponderacion, id_encuesta, id_pregunta) VALUES ('Quincenal viernes y sábados', 1, 13, 241);</text:p>
          </table:table-cell>
          <table:table-cell table:number-columns-repeated="16377" table:style-name="ce13"/>
        </table:table-row>
        <table:table-row table:style-name="ro3">
          <table:table-cell office:value-type="float" office:value="241" table:style-name="ce10">
            <text:p>241</text:p>
          </table:table-cell>
          <table:table-cell table:style-name="ce11"/>
          <table:table-cell office:value-type="string" table:style-name="ce12">
            <text:p>Mensual jueves, viernes y sábado</text:p>
          </table:table-cell>
          <table:table-cell office:value-type="float" office:value="1" table:style-name="ce13">
            <text:p>1</text:p>
          </table:table-cell>
          <table:table-cell office:value-type="float" office:value="13" table:style-name="ce13">
            <text:p>13</text:p>
          </table:table-cell>
          <table:table-cell table:style-name="ce14"/>
          <table:table-cell office:value-type="string" office:string-value="INSERT INTO g_encuesta.opciones(opcion, ponderacion, id_encuesta, id_pregunta) VALUES ('Mensual jueves, viernes y sábado', 1, 13, 241);" table:formula="of:=CONCATENATE(&quot;INSERT INTO g_encuesta.opciones(opcion, ponderacion, id_encuesta, id_pregunta) VALUES ('&quot;;[.C52];&quot;', &quot;;[.D52];&quot;, &quot;;[.E52];&quot;, &quot;;[.A52];&quot;);&quot;)" table:style-name="ce14">
            <text:p>INSERT INTO g_encuesta.opciones(opcion, ponderacion, id_encuesta, id_pregunta) VALUES ('Mensual jueves, viernes y sábado', 1, 13, 241);</text:p>
          </table:table-cell>
          <table:table-cell table:number-columns-repeated="16377" table:style-name="ce13"/>
        </table:table-row>
        <table:table-row table:style-name="ro3">
          <table:table-cell office:value-type="float" office:value="241" table:style-name="ce10">
            <text:p>241</text:p>
          </table:table-cell>
          <table:table-cell table:style-name="ce11"/>
          <table:table-cell office:value-type="string" table:style-name="ce12">
            <text:p>Mensual jueves, viernes, sábado y domingo</text:p>
          </table:table-cell>
          <table:table-cell office:value-type="float" office:value="1" table:style-name="ce13">
            <text:p>1</text:p>
          </table:table-cell>
          <table:table-cell office:value-type="float" office:value="13" table:style-name="ce13">
            <text:p>13</text:p>
          </table:table-cell>
          <table:table-cell table:style-name="ce14"/>
          <table:table-cell office:value-type="string" office:string-value="INSERT INTO g_encuesta.opciones(opcion, ponderacion, id_encuesta, id_pregunta) VALUES ('Mensual jueves, viernes, sábado y domingo', 1, 13, 241);" table:formula="of:=CONCATENATE(&quot;INSERT INTO g_encuesta.opciones(opcion, ponderacion, id_encuesta, id_pregunta) VALUES ('&quot;;[.C53];&quot;', &quot;;[.D53];&quot;, &quot;;[.E53];&quot;, &quot;;[.A53];&quot;);&quot;)" table:style-name="ce14">
            <text:p>INSERT INTO g_encuesta.opciones(opcion, ponderacion, id_encuesta, id_pregunta) VALUES ('Mensual jueves, viernes, sábado y domingo', 1, 13, 241);</text:p>
          </table:table-cell>
          <table:table-cell table:number-columns-repeated="16377" table:style-name="ce13"/>
        </table:table-row>
        <table:table-row table:style-name="ro3">
          <table:table-cell office:value-type="float" office:value="241" table:style-name="ce10">
            <text:p>241</text:p>
          </table:table-cell>
          <table:table-cell table:style-name="ce11"/>
          <table:table-cell office:value-type="string" table:style-name="ce12">
            <text:p>Mensual miércoles, jueves, viernes y sábado</text:p>
          </table:table-cell>
          <table:table-cell office:value-type="float" office:value="1" table:style-name="ce13">
            <text:p>1</text:p>
          </table:table-cell>
          <table:table-cell office:value-type="float" office:value="13" table:style-name="ce13">
            <text:p>13</text:p>
          </table:table-cell>
          <table:table-cell table:style-name="ce14"/>
          <table:table-cell office:value-type="string" office:string-value="INSERT INTO g_encuesta.opciones(opcion, ponderacion, id_encuesta, id_pregunta) VALUES ('Mensual miércoles, jueves, viernes y sábado', 1, 13, 241);" table:formula="of:=CONCATENATE(&quot;INSERT INTO g_encuesta.opciones(opcion, ponderacion, id_encuesta, id_pregunta) VALUES ('&quot;;[.C54];&quot;', &quot;;[.D54];&quot;, &quot;;[.E54];&quot;, &quot;;[.A54];&quot;);&quot;)" table:style-name="ce14">
            <text:p>INSERT INTO g_encuesta.opciones(opcion, ponderacion, id_encuesta, id_pregunta) VALUES ('Mensual miércoles, jueves, viernes y sábado', 1, 13, 241);</text:p>
          </table:table-cell>
          <table:table-cell table:number-columns-repeated="16377" table:style-name="ce13"/>
        </table:table-row>
        <table:table-row table:style-name="ro3">
          <table:table-cell office:value-type="float" office:value="241" table:style-name="ce10">
            <text:p>241</text:p>
          </table:table-cell>
          <table:table-cell table:style-name="ce11"/>
          <table:table-cell office:value-type="string" table:style-name="ce12">
            <text:p>Mensual lunes, martes, miércoles, jueves, viernes y sábado</text:p>
          </table:table-cell>
          <table:table-cell office:value-type="float" office:value="1" table:style-name="ce13">
            <text:p>1</text:p>
          </table:table-cell>
          <table:table-cell office:value-type="float" office:value="13" table:style-name="ce13">
            <text:p>13</text:p>
          </table:table-cell>
          <table:table-cell table:style-name="ce14"/>
          <table:table-cell office:value-type="string" office:string-value="INSERT INTO g_encuesta.opciones(opcion, ponderacion, id_encuesta, id_pregunta) VALUES ('Mensual lunes, martes, miércoles, jueves, viernes y sábado', 1, 13, 241);" table:formula="of:=CONCATENATE(&quot;INSERT INTO g_encuesta.opciones(opcion, ponderacion, id_encuesta, id_pregunta) VALUES ('&quot;;[.C55];&quot;', &quot;;[.D55];&quot;, &quot;;[.E55];&quot;, &quot;;[.A55];&quot;);&quot;)" table:style-name="ce14">
            <text:p>INSERT INTO g_encuesta.opciones(opcion, ponderacion, id_encuesta, id_pregunta) VALUES ('Mensual lunes, martes, miércoles, jueves, viernes y sábado', 1, 13, 241);</text:p>
          </table:table-cell>
          <table:table-cell table:number-columns-repeated="16377" table:style-name="ce13"/>
        </table:table-row>
        <table:table-row table:style-name="ro7">
          <table:table-cell office:value-type="float" office:value="242" table:style-name="ce3">
            <text:p>242</text:p>
          </table:table-cell>
          <table:table-cell office:value-type="string" table:style-name="ce15">
            <text:p>Independientemente de la respuesta anterior, por las condiciones de los docentes internacionales, indique su disposición a estudiar algún módulo de la maestría en una semana intensiva(lunes a viernes, 08h00-17h00) al mes</text:p>
          </table:table-cell>
          <table:table-cell office:value-type="string" table:style-name="ce16">
            <text:p>Si</text:p>
          </table:table-cell>
          <table:table-cell office:value-type="float" office:value="1" table:style-name="ce1">
            <text:p>1</text:p>
          </table:table-cell>
          <table:table-cell office:value-type="float" office:value="13" table:style-name="ce13">
            <text:p>13</text:p>
          </table:table-cell>
          <table:table-cell office:value-type="string" office:string-value="INSERT INTO g_encuesta.preguntas(id_pregunta, id_encuesta, tipo_pregunta, descripcion) VALUES (242, 13, 'cerrada', 'Independientemente de la respuesta anterior, por las condiciones de los docentes internacionales, indique su disposición a estudiar algún módulo de la maestría en una semana intensiva(lunes a viernes, 08h00-17h00) al mes');" table:formula="of:=CONCATENATE(&quot;INSERT INTO g_encuesta.preguntas(id_pregunta, id_encuesta, tipo_pregunta, descripcion) VALUES (&quot;;[.A56];&quot;, &quot;;[.E56];&quot;, 'cerrada', '&quot;;[.B56];&quot;');&quot;)" table:style-name="ce6">
            <text:p>INSERT INTO g_encuesta.preguntas(id_pregunta, id_encuesta, tipo_pregunta, descripcion) VALUES (242, 13, 'cerrada', 'Independientemente de la respuesta anterior, por las condiciones de los docentes internacionales, indique su disposición a estudiar algún módulo de la maestría en una semana intensiva(lunes a viernes, 08h00-17h00) al mes');</text:p>
          </table:table-cell>
          <table:table-cell office:value-type="string" office:string-value="INSERT INTO g_encuesta.opciones(opcion, ponderacion, id_encuesta, id_pregunta) VALUES ('Si', 1, 13, 242);" table:formula="of:=CONCATENATE(&quot;INSERT INTO g_encuesta.opciones(opcion, ponderacion, id_encuesta, id_pregunta) VALUES ('&quot;;[.C56];&quot;', &quot;;[.D56];&quot;, &quot;;[.E56];&quot;, &quot;;[.A56];&quot;);&quot;)" table:style-name="ce14">
            <text:p>INSERT INTO g_encuesta.opciones(opcion, ponderacion, id_encuesta, id_pregunta) VALUES ('Si', 1, 13, 242);</text:p>
          </table:table-cell>
          <table:table-cell table:number-columns-repeated="16377"/>
        </table:table-row>
        <table:table-row table:style-name="ro3">
          <table:table-cell office:value-type="float" office:value="242" table:style-name="ce3">
            <text:p>242</text:p>
          </table:table-cell>
          <table:table-cell table:style-name="ce15"/>
          <table:table-cell office:value-type="string" table:style-name="ce16">
            <text:p>No</text:p>
          </table:table-cell>
          <table:table-cell office:value-type="float" office:value="1" table:style-name="ce1">
            <text:p>1</text:p>
          </table:table-cell>
          <table:table-cell office:value-type="float" office:value="13" table:style-name="ce13">
            <text:p>13</text:p>
          </table:table-cell>
          <table:table-cell table:style-name="ce6"/>
          <table:table-cell office:value-type="string" office:string-value="INSERT INTO g_encuesta.opciones(opcion, ponderacion, id_encuesta, id_pregunta) VALUES ('No', 1, 13, 242);" table:formula="of:=CONCATENATE(&quot;INSERT INTO g_encuesta.opciones(opcion, ponderacion, id_encuesta, id_pregunta) VALUES ('&quot;;[.C57];&quot;', &quot;;[.D57];&quot;, &quot;;[.E57];&quot;, &quot;;[.A57];&quot;);&quot;)" table:style-name="ce14">
            <text:p>INSERT INTO g_encuesta.opciones(opcion, ponderacion, id_encuesta, id_pregunta) VALUES ('No', 1, 13, 242);</text:p>
          </table:table-cell>
          <table:table-cell table:number-columns-repeated="16377"/>
        </table:table-row>
        <table:table-row table:style-name="ro4">
          <table:table-cell office:value-type="float" office:value="243" table:style-name="ce10">
            <text:p>243</text:p>
          </table:table-cell>
          <table:table-cell office:value-type="string" table:style-name="ce11">
            <text:p>Conociendo que el inglés es un requisito para optar por un programa de maestría, por favor indique su nivel de conocimiento de este idioma</text:p>
          </table:table-cell>
          <table:table-cell office:value-type="string" table:style-name="ce12">
            <text:p>Avanzado</text:p>
          </table:table-cell>
          <table:table-cell office:value-type="float" office:value="1" table:style-name="ce13">
            <text:p>1</text:p>
          </table:table-cell>
          <table:table-cell office:value-type="float" office:value="13" table:style-name="ce13">
            <text:p>13</text:p>
          </table:table-cell>
          <table:table-cell office:value-type="string" office:string-value="INSERT INTO g_encuesta.preguntas(id_pregunta, id_encuesta, tipo_pregunta, descripcion) VALUES (243, 13, 'cerrada', 'Conociendo que el inglés es un requisito para optar por un programa de maestría, por favor indique su nivel de conocimiento de este idioma');" table:formula="of:=CONCATENATE(&quot;INSERT INTO g_encuesta.preguntas(id_pregunta, id_encuesta, tipo_pregunta, descripcion) VALUES (&quot;;[.A58];&quot;, &quot;;[.E58];&quot;, 'cerrada', '&quot;;[.B58];&quot;');&quot;)" table:style-name="ce14">
            <text:p>INSERT INTO g_encuesta.preguntas(id_pregunta, id_encuesta, tipo_pregunta, descripcion) VALUES (243, 13, 'cerrada', 'Conociendo que el inglés es un requisito para optar por un programa de maestría, por favor indique su nivel de conocimiento de este idioma');</text:p>
          </table:table-cell>
          <table:table-cell office:value-type="string" office:string-value="INSERT INTO g_encuesta.opciones(opcion, ponderacion, id_encuesta, id_pregunta) VALUES ('Avanzado', 1, 13, 243);" table:formula="of:=CONCATENATE(&quot;INSERT INTO g_encuesta.opciones(opcion, ponderacion, id_encuesta, id_pregunta) VALUES ('&quot;;[.C58];&quot;', &quot;;[.D58];&quot;, &quot;;[.E58];&quot;, &quot;;[.A58];&quot;);&quot;)" table:style-name="ce14">
            <text:p>INSERT INTO g_encuesta.opciones(opcion, ponderacion, id_encuesta, id_pregunta) VALUES ('Avanzado', 1, 13, 243);</text:p>
          </table:table-cell>
          <table:table-cell table:number-columns-repeated="16377" table:style-name="ce13"/>
        </table:table-row>
        <table:table-row table:style-name="ro3">
          <table:table-cell office:value-type="float" office:value="243" table:style-name="ce10">
            <text:p>243</text:p>
          </table:table-cell>
          <table:table-cell table:style-name="ce11"/>
          <table:table-cell office:value-type="string" table:style-name="ce12">
            <text:p>Medio</text:p>
          </table:table-cell>
          <table:table-cell office:value-type="float" office:value="1" table:style-name="ce13">
            <text:p>1</text:p>
          </table:table-cell>
          <table:table-cell office:value-type="float" office:value="13" table:style-name="ce13">
            <text:p>13</text:p>
          </table:table-cell>
          <table:table-cell table:style-name="ce14"/>
          <table:table-cell office:value-type="string" office:string-value="INSERT INTO g_encuesta.opciones(opcion, ponderacion, id_encuesta, id_pregunta) VALUES ('Medio', 1, 13, 243);" table:formula="of:=CONCATENATE(&quot;INSERT INTO g_encuesta.opciones(opcion, ponderacion, id_encuesta, id_pregunta) VALUES ('&quot;;[.C59];&quot;', &quot;;[.D59];&quot;, &quot;;[.E59];&quot;, &quot;;[.A59];&quot;);&quot;)" table:style-name="ce14">
            <text:p>INSERT INTO g_encuesta.opciones(opcion, ponderacion, id_encuesta, id_pregunta) VALUES ('Medio', 1, 13, 243);</text:p>
          </table:table-cell>
          <table:table-cell table:number-columns-repeated="16377" table:style-name="ce13"/>
        </table:table-row>
        <table:table-row table:style-name="ro3">
          <table:table-cell office:value-type="float" office:value="243" table:style-name="ce10">
            <text:p>243</text:p>
          </table:table-cell>
          <table:table-cell table:style-name="ce11"/>
          <table:table-cell office:value-type="string" table:style-name="ce12">
            <text:p>Básico</text:p>
          </table:table-cell>
          <table:table-cell office:value-type="float" office:value="1" table:style-name="ce13">
            <text:p>1</text:p>
          </table:table-cell>
          <table:table-cell office:value-type="float" office:value="13" table:style-name="ce13">
            <text:p>13</text:p>
          </table:table-cell>
          <table:table-cell table:style-name="ce14"/>
          <table:table-cell office:value-type="string" office:string-value="INSERT INTO g_encuesta.opciones(opcion, ponderacion, id_encuesta, id_pregunta) VALUES ('Básico', 1, 13, 243);" table:formula="of:=CONCATENATE(&quot;INSERT INTO g_encuesta.opciones(opcion, ponderacion, id_encuesta, id_pregunta) VALUES ('&quot;;[.C60];&quot;', &quot;;[.D60];&quot;, &quot;;[.E60];&quot;, &quot;;[.A60];&quot;);&quot;)" table:style-name="ce14">
            <text:p>INSERT INTO g_encuesta.opciones(opcion, ponderacion, id_encuesta, id_pregunta) VALUES ('Básico', 1, 13, 243);</text:p>
          </table:table-cell>
          <table:table-cell table:number-columns-repeated="16377" table:style-name="ce13"/>
        </table:table-row>
        <table:table-row table:style-name="ro3">
          <table:table-cell office:value-type="float" office:value="244" table:style-name="ce3">
            <text:p>244</text:p>
          </table:table-cell>
          <table:table-cell office:value-type="string" table:style-name="ce15">
            <text:p>Seleccione un contenido que le interesa que aborde el programa académico</text:p>
          </table:table-cell>
          <table:table-cell office:value-type="string" table:style-name="ce16">
            <text:p>Certificación fitosanitaria</text:p>
          </table:table-cell>
          <table:table-cell office:value-type="float" office:value="1" table:style-name="ce1">
            <text:p>1</text:p>
          </table:table-cell>
          <table:table-cell office:value-type="float" office:value="13" table:style-name="ce13">
            <text:p>13</text:p>
          </table:table-cell>
          <table:table-cell office:value-type="string" office:string-value="INSERT INTO g_encuesta.preguntas(id_pregunta, id_encuesta, tipo_pregunta, descripcion) VALUES (244, 13, 'cerrada', 'Seleccione un contenido que le interesa que aborde el programa académico');" table:formula="of:=CONCATENATE(&quot;INSERT INTO g_encuesta.preguntas(id_pregunta, id_encuesta, tipo_pregunta, descripcion) VALUES (&quot;;[.A61];&quot;, &quot;;[.E61];&quot;, 'cerrada', '&quot;;[.B61];&quot;');&quot;)" table:style-name="ce6">
            <text:p>INSERT INTO g_encuesta.preguntas(id_pregunta, id_encuesta, tipo_pregunta, descripcion) VALUES (244, 13, 'cerrada', 'Seleccione un contenido que le interesa que aborde el programa académico');</text:p>
          </table:table-cell>
          <table:table-cell office:value-type="string" office:string-value="INSERT INTO g_encuesta.opciones(opcion, ponderacion, id_encuesta, id_pregunta) VALUES ('Certificación fitosanitaria', 1, 13, 244);" table:formula="of:=CONCATENATE(&quot;INSERT INTO g_encuesta.opciones(opcion, ponderacion, id_encuesta, id_pregunta) VALUES ('&quot;;[.C61];&quot;', &quot;;[.D61];&quot;, &quot;;[.E61];&quot;, &quot;;[.A61];&quot;);&quot;)" table:style-name="ce14">
            <text:p>INSERT INTO g_encuesta.opciones(opcion, ponderacion, id_encuesta, id_pregunta) VALUES ('Certificación fitosanitaria', 1, 13, 244);</text:p>
          </table:table-cell>
          <table:table-cell table:number-columns-repeated="16377"/>
        </table:table-row>
        <table:table-row table:style-name="ro3">
          <table:table-cell office:value-type="float" office:value="244" table:style-name="ce3">
            <text:p>244</text:p>
          </table:table-cell>
          <table:table-cell table:style-name="ce15"/>
          <table:table-cell office:value-type="string" table:style-name="ce16">
            <text:p>Control fitosanitario</text:p>
          </table:table-cell>
          <table:table-cell office:value-type="float" office:value="1" table:style-name="ce1">
            <text:p>1</text:p>
          </table:table-cell>
          <table:table-cell office:value-type="float" office:value="13" table:style-name="ce13">
            <text:p>13</text:p>
          </table:table-cell>
          <table:table-cell table:style-name="ce6"/>
          <table:table-cell office:value-type="string" office:string-value="INSERT INTO g_encuesta.opciones(opcion, ponderacion, id_encuesta, id_pregunta) VALUES ('Control fitosanitario', 1, 13, 244);" table:formula="of:=CONCATENATE(&quot;INSERT INTO g_encuesta.opciones(opcion, ponderacion, id_encuesta, id_pregunta) VALUES ('&quot;;[.C62];&quot;', &quot;;[.D62];&quot;, &quot;;[.E62];&quot;, &quot;;[.A62];&quot;);&quot;)" table:style-name="ce14">
            <text:p>INSERT INTO g_encuesta.opciones(opcion, ponderacion, id_encuesta, id_pregunta) VALUES ('Control fitosanitario', 1, 13, 244);</text:p>
          </table:table-cell>
          <table:table-cell table:number-columns-repeated="16377"/>
        </table:table-row>
        <table:table-row table:style-name="ro3">
          <table:table-cell office:value-type="float" office:value="244" table:style-name="ce3">
            <text:p>244</text:p>
          </table:table-cell>
          <table:table-cell table:style-name="ce15"/>
          <table:table-cell office:value-type="string" table:style-name="ce16">
            <text:p>Vigilancia fitosanitaria</text:p>
          </table:table-cell>
          <table:table-cell office:value-type="float" office:value="1" table:style-name="ce1">
            <text:p>1</text:p>
          </table:table-cell>
          <table:table-cell office:value-type="float" office:value="13" table:style-name="ce13">
            <text:p>13</text:p>
          </table:table-cell>
          <table:table-cell table:style-name="ce6"/>
          <table:table-cell office:value-type="string" office:string-value="INSERT INTO g_encuesta.opciones(opcion, ponderacion, id_encuesta, id_pregunta) VALUES ('Vigilancia fitosanitaria', 1, 13, 244);" table:formula="of:=CONCATENATE(&quot;INSERT INTO g_encuesta.opciones(opcion, ponderacion, id_encuesta, id_pregunta) VALUES ('&quot;;[.C63];&quot;', &quot;;[.D63];&quot;, &quot;;[.E63];&quot;, &quot;;[.A63];&quot;);&quot;)" table:style-name="ce14">
            <text:p>INSERT INTO g_encuesta.opciones(opcion, ponderacion, id_encuesta, id_pregunta) VALUES ('Vigilancia fitosanitaria', 1, 13, 244);</text:p>
          </table:table-cell>
          <table:table-cell table:number-columns-repeated="16377"/>
        </table:table-row>
        <table:table-row table:style-name="ro3">
          <table:table-cell office:value-type="float" office:value="244" table:style-name="ce3">
            <text:p>244</text:p>
          </table:table-cell>
          <table:table-cell table:style-name="ce15"/>
          <table:table-cell office:value-type="string" table:style-name="ce16">
            <text:p>Régimen internacional agrícola</text:p>
          </table:table-cell>
          <table:table-cell office:value-type="float" office:value="1" table:style-name="ce1">
            <text:p>1</text:p>
          </table:table-cell>
          <table:table-cell office:value-type="float" office:value="13" table:style-name="ce13">
            <text:p>13</text:p>
          </table:table-cell>
          <table:table-cell table:style-name="ce6"/>
          <table:table-cell office:value-type="string" office:string-value="INSERT INTO g_encuesta.opciones(opcion, ponderacion, id_encuesta, id_pregunta) VALUES ('Régimen internacional agrícola', 1, 13, 244);" table:formula="of:=CONCATENATE(&quot;INSERT INTO g_encuesta.opciones(opcion, ponderacion, id_encuesta, id_pregunta) VALUES ('&quot;;[.C64];&quot;', &quot;;[.D64];&quot;, &quot;;[.E64];&quot;, &quot;;[.A64];&quot;);&quot;)" table:style-name="ce14">
            <text:p>INSERT INTO g_encuesta.opciones(opcion, ponderacion, id_encuesta, id_pregunta) VALUES ('Régimen internacional agrícola', 1, 13, 244);</text:p>
          </table:table-cell>
          <table:table-cell table:number-columns-repeated="16377"/>
        </table:table-row>
        <table:table-row table:style-name="ro3">
          <table:table-cell office:value-type="float" office:value="244" table:style-name="ce3">
            <text:p>244</text:p>
          </table:table-cell>
          <table:table-cell table:style-name="ce15"/>
          <table:table-cell office:value-type="string" table:style-name="ce16">
            <text:p>Comercio exterior y negocios internacionales</text:p>
          </table:table-cell>
          <table:table-cell office:value-type="float" office:value="1" table:style-name="ce1">
            <text:p>1</text:p>
          </table:table-cell>
          <table:table-cell office:value-type="float" office:value="13" table:style-name="ce13">
            <text:p>13</text:p>
          </table:table-cell>
          <table:table-cell table:style-name="ce6"/>
          <table:table-cell office:value-type="string" office:string-value="INSERT INTO g_encuesta.opciones(opcion, ponderacion, id_encuesta, id_pregunta) VALUES ('Comercio exterior y negocios internacionales', 1, 13, 244);" table:formula="of:=CONCATENATE(&quot;INSERT INTO g_encuesta.opciones(opcion, ponderacion, id_encuesta, id_pregunta) VALUES ('&quot;;[.C65];&quot;', &quot;;[.D65];&quot;, &quot;;[.E65];&quot;, &quot;;[.A65];&quot;);&quot;)" table:style-name="ce14">
            <text:p>INSERT INTO g_encuesta.opciones(opcion, ponderacion, id_encuesta, id_pregunta) VALUES ('Comercio exterior y negocios internacionales', 1, 13, 244);</text:p>
          </table:table-cell>
          <table:table-cell table:number-columns-repeated="16377"/>
        </table:table-row>
        <table:table-row table:style-name="ro3">
          <table:table-cell office:value-type="float" office:value="244" table:style-name="ce3">
            <text:p>244</text:p>
          </table:table-cell>
          <table:table-cell table:style-name="ce15"/>
          <table:table-cell office:value-type="string" table:style-name="ce16">
            <text:p>Relaciones Internacionales</text:p>
          </table:table-cell>
          <table:table-cell office:value-type="float" office:value="1" table:style-name="ce1">
            <text:p>1</text:p>
          </table:table-cell>
          <table:table-cell office:value-type="float" office:value="13" table:style-name="ce13">
            <text:p>13</text:p>
          </table:table-cell>
          <table:table-cell table:style-name="ce6"/>
          <table:table-cell office:value-type="string" office:string-value="INSERT INTO g_encuesta.opciones(opcion, ponderacion, id_encuesta, id_pregunta) VALUES ('Relaciones Internacionales', 1, 13, 244);" table:formula="of:=CONCATENATE(&quot;INSERT INTO g_encuesta.opciones(opcion, ponderacion, id_encuesta, id_pregunta) VALUES ('&quot;;[.C66];&quot;', &quot;;[.D66];&quot;, &quot;;[.E66];&quot;, &quot;;[.A66];&quot;);&quot;)" table:style-name="ce14">
            <text:p>INSERT INTO g_encuesta.opciones(opcion, ponderacion, id_encuesta, id_pregunta) VALUES ('Relaciones Internacionales', 1, 13, 244);</text:p>
          </table:table-cell>
          <table:table-cell table:number-columns-repeated="16377"/>
        </table:table-row>
        <table:table-row table:style-name="ro3">
          <table:table-cell office:value-type="float" office:value="244" table:style-name="ce3">
            <text:p>244</text:p>
          </table:table-cell>
          <table:table-cell table:style-name="ce15"/>
          <table:table-cell office:value-type="string" table:style-name="ce16">
            <text:p>Marketing</text:p>
          </table:table-cell>
          <table:table-cell office:value-type="float" office:value="1" table:style-name="ce1">
            <text:p>1</text:p>
          </table:table-cell>
          <table:table-cell office:value-type="float" office:value="13" table:style-name="ce13">
            <text:p>13</text:p>
          </table:table-cell>
          <table:table-cell table:style-name="ce6"/>
          <table:table-cell office:value-type="string" office:string-value="INSERT INTO g_encuesta.opciones(opcion, ponderacion, id_encuesta, id_pregunta) VALUES ('Marketing', 1, 13, 244);" table:formula="of:=CONCATENATE(&quot;INSERT INTO g_encuesta.opciones(opcion, ponderacion, id_encuesta, id_pregunta) VALUES ('&quot;;[.C67];&quot;', &quot;;[.D67];&quot;, &quot;;[.E67];&quot;, &quot;;[.A67];&quot;);&quot;)" table:style-name="ce14">
            <text:p>INSERT INTO g_encuesta.opciones(opcion, ponderacion, id_encuesta, id_pregunta) VALUES ('Marketing', 1, 13, 244);</text:p>
          </table:table-cell>
          <table:table-cell table:number-columns-repeated="16377"/>
        </table:table-row>
        <table:table-row table:style-name="ro3">
          <table:table-cell office:value-type="float" office:value="245" table:style-name="ce10">
            <text:p>245</text:p>
          </table:table-cell>
          <table:table-cell office:value-type="string" table:style-name="ce11">
            <text:p>Seleccione un segundo contenido que le interesa que aborde el programa académico</text:p>
          </table:table-cell>
          <table:table-cell office:value-type="string" table:style-name="ce12">
            <text:p>Certificación fitosanitaria</text:p>
          </table:table-cell>
          <table:table-cell office:value-type="float" office:value="1" table:style-name="ce13">
            <text:p>1</text:p>
          </table:table-cell>
          <table:table-cell office:value-type="float" office:value="13" table:style-name="ce13">
            <text:p>13</text:p>
          </table:table-cell>
          <table:table-cell office:value-type="string" office:string-value="INSERT INTO g_encuesta.preguntas(id_pregunta, id_encuesta, tipo_pregunta, descripcion) VALUES (245, 13, 'cerrada', 'Seleccione un segundo contenido que le interesa que aborde el programa académico');" table:formula="of:=CONCATENATE(&quot;INSERT INTO g_encuesta.preguntas(id_pregunta, id_encuesta, tipo_pregunta, descripcion) VALUES (&quot;;[.A68];&quot;, &quot;;[.E68];&quot;, 'cerrada', '&quot;;[.B68];&quot;');&quot;)" table:style-name="ce14">
            <text:p>INSERT INTO g_encuesta.preguntas(id_pregunta, id_encuesta, tipo_pregunta, descripcion) VALUES (245, 13, 'cerrada', 'Seleccione un segundo contenido que le interesa que aborde el programa académico');</text:p>
          </table:table-cell>
          <table:table-cell office:value-type="string" office:string-value="INSERT INTO g_encuesta.opciones(opcion, ponderacion, id_encuesta, id_pregunta) VALUES ('Certificación fitosanitaria', 1, 13, 245);" table:formula="of:=CONCATENATE(&quot;INSERT INTO g_encuesta.opciones(opcion, ponderacion, id_encuesta, id_pregunta) VALUES ('&quot;;[.C68];&quot;', &quot;;[.D68];&quot;, &quot;;[.E68];&quot;, &quot;;[.A68];&quot;);&quot;)" table:style-name="ce14">
            <text:p>INSERT INTO g_encuesta.opciones(opcion, ponderacion, id_encuesta, id_pregunta) VALUES ('Certificación fitosanitaria', 1, 13, 245);</text:p>
          </table:table-cell>
          <table:table-cell table:number-columns-repeated="16377" table:style-name="ce13"/>
        </table:table-row>
        <table:table-row table:style-name="ro3">
          <table:table-cell office:value-type="float" office:value="245" table:style-name="ce10">
            <text:p>245</text:p>
          </table:table-cell>
          <table:table-cell table:style-name="ce11"/>
          <table:table-cell office:value-type="string" table:style-name="ce12">
            <text:p>Control fitosanitario</text:p>
          </table:table-cell>
          <table:table-cell office:value-type="float" office:value="1" table:style-name="ce13">
            <text:p>1</text:p>
          </table:table-cell>
          <table:table-cell office:value-type="float" office:value="13" table:style-name="ce13">
            <text:p>13</text:p>
          </table:table-cell>
          <table:table-cell table:style-name="ce14"/>
          <table:table-cell office:value-type="string" office:string-value="INSERT INTO g_encuesta.opciones(opcion, ponderacion, id_encuesta, id_pregunta) VALUES ('Control fitosanitario', 1, 13, 245);" table:formula="of:=CONCATENATE(&quot;INSERT INTO g_encuesta.opciones(opcion, ponderacion, id_encuesta, id_pregunta) VALUES ('&quot;;[.C69];&quot;', &quot;;[.D69];&quot;, &quot;;[.E69];&quot;, &quot;;[.A69];&quot;);&quot;)" table:style-name="ce14">
            <text:p>INSERT INTO g_encuesta.opciones(opcion, ponderacion, id_encuesta, id_pregunta) VALUES ('Control fitosanitario', 1, 13, 245);</text:p>
          </table:table-cell>
          <table:table-cell table:number-columns-repeated="16377" table:style-name="ce13"/>
        </table:table-row>
        <table:table-row table:style-name="ro3">
          <table:table-cell office:value-type="float" office:value="245" table:style-name="ce10">
            <text:p>245</text:p>
          </table:table-cell>
          <table:table-cell table:style-name="ce11"/>
          <table:table-cell office:value-type="string" table:style-name="ce12">
            <text:p>Vigilancia fitosanitaria</text:p>
          </table:table-cell>
          <table:table-cell office:value-type="float" office:value="1" table:style-name="ce13">
            <text:p>1</text:p>
          </table:table-cell>
          <table:table-cell office:value-type="float" office:value="13" table:style-name="ce13">
            <text:p>13</text:p>
          </table:table-cell>
          <table:table-cell table:style-name="ce14"/>
          <table:table-cell office:value-type="string" office:string-value="INSERT INTO g_encuesta.opciones(opcion, ponderacion, id_encuesta, id_pregunta) VALUES ('Vigilancia fitosanitaria', 1, 13, 245);" table:formula="of:=CONCATENATE(&quot;INSERT INTO g_encuesta.opciones(opcion, ponderacion, id_encuesta, id_pregunta) VALUES ('&quot;;[.C70];&quot;', &quot;;[.D70];&quot;, &quot;;[.E70];&quot;, &quot;;[.A70];&quot;);&quot;)" table:style-name="ce14">
            <text:p>INSERT INTO g_encuesta.opciones(opcion, ponderacion, id_encuesta, id_pregunta) VALUES ('Vigilancia fitosanitaria', 1, 13, 245);</text:p>
          </table:table-cell>
          <table:table-cell table:number-columns-repeated="16377" table:style-name="ce13"/>
        </table:table-row>
        <table:table-row table:style-name="ro3">
          <table:table-cell office:value-type="float" office:value="245" table:style-name="ce10">
            <text:p>245</text:p>
          </table:table-cell>
          <table:table-cell table:style-name="ce11"/>
          <table:table-cell office:value-type="string" table:style-name="ce12">
            <text:p>Régimen internacional agrícola</text:p>
          </table:table-cell>
          <table:table-cell office:value-type="float" office:value="1" table:style-name="ce13">
            <text:p>1</text:p>
          </table:table-cell>
          <table:table-cell office:value-type="float" office:value="13" table:style-name="ce13">
            <text:p>13</text:p>
          </table:table-cell>
          <table:table-cell table:style-name="ce14"/>
          <table:table-cell office:value-type="string" office:string-value="INSERT INTO g_encuesta.opciones(opcion, ponderacion, id_encuesta, id_pregunta) VALUES ('Régimen internacional agrícola', 1, 13, 245);" table:formula="of:=CONCATENATE(&quot;INSERT INTO g_encuesta.opciones(opcion, ponderacion, id_encuesta, id_pregunta) VALUES ('&quot;;[.C71];&quot;', &quot;;[.D71];&quot;, &quot;;[.E71];&quot;, &quot;;[.A71];&quot;);&quot;)" table:style-name="ce14">
            <text:p>INSERT INTO g_encuesta.opciones(opcion, ponderacion, id_encuesta, id_pregunta) VALUES ('Régimen internacional agrícola', 1, 13, 245);</text:p>
          </table:table-cell>
          <table:table-cell table:number-columns-repeated="16377" table:style-name="ce13"/>
        </table:table-row>
        <table:table-row table:style-name="ro3">
          <table:table-cell office:value-type="float" office:value="245" table:style-name="ce10">
            <text:p>245</text:p>
          </table:table-cell>
          <table:table-cell table:style-name="ce11"/>
          <table:table-cell office:value-type="string" table:style-name="ce12">
            <text:p>Comercio exterior y negocios internacionales</text:p>
          </table:table-cell>
          <table:table-cell office:value-type="float" office:value="1" table:style-name="ce13">
            <text:p>1</text:p>
          </table:table-cell>
          <table:table-cell office:value-type="float" office:value="13" table:style-name="ce13">
            <text:p>13</text:p>
          </table:table-cell>
          <table:table-cell table:style-name="ce14"/>
          <table:table-cell office:value-type="string" office:string-value="INSERT INTO g_encuesta.opciones(opcion, ponderacion, id_encuesta, id_pregunta) VALUES ('Comercio exterior y negocios internacionales', 1, 13, 245);" table:formula="of:=CONCATENATE(&quot;INSERT INTO g_encuesta.opciones(opcion, ponderacion, id_encuesta, id_pregunta) VALUES ('&quot;;[.C72];&quot;', &quot;;[.D72];&quot;, &quot;;[.E72];&quot;, &quot;;[.A72];&quot;);&quot;)" table:style-name="ce14">
            <text:p>INSERT INTO g_encuesta.opciones(opcion, ponderacion, id_encuesta, id_pregunta) VALUES ('Comercio exterior y negocios internacionales', 1, 13, 245);</text:p>
          </table:table-cell>
          <table:table-cell table:number-columns-repeated="16377" table:style-name="ce13"/>
        </table:table-row>
        <table:table-row table:style-name="ro3">
          <table:table-cell office:value-type="float" office:value="245" table:style-name="ce10">
            <text:p>245</text:p>
          </table:table-cell>
          <table:table-cell table:style-name="ce11"/>
          <table:table-cell office:value-type="string" table:style-name="ce12">
            <text:p>Relaciones Internacionales</text:p>
          </table:table-cell>
          <table:table-cell office:value-type="float" office:value="1" table:style-name="ce13">
            <text:p>1</text:p>
          </table:table-cell>
          <table:table-cell office:value-type="float" office:value="13" table:style-name="ce13">
            <text:p>13</text:p>
          </table:table-cell>
          <table:table-cell table:style-name="ce14"/>
          <table:table-cell office:value-type="string" office:string-value="INSERT INTO g_encuesta.opciones(opcion, ponderacion, id_encuesta, id_pregunta) VALUES ('Relaciones Internacionales', 1, 13, 245);" table:formula="of:=CONCATENATE(&quot;INSERT INTO g_encuesta.opciones(opcion, ponderacion, id_encuesta, id_pregunta) VALUES ('&quot;;[.C73];&quot;', &quot;;[.D73];&quot;, &quot;;[.E73];&quot;, &quot;;[.A73];&quot;);&quot;)" table:style-name="ce14">
            <text:p>INSERT INTO g_encuesta.opciones(opcion, ponderacion, id_encuesta, id_pregunta) VALUES ('Relaciones Internacionales', 1, 13, 245);</text:p>
          </table:table-cell>
          <table:table-cell table:number-columns-repeated="16377" table:style-name="ce13"/>
        </table:table-row>
        <table:table-row table:style-name="ro3">
          <table:table-cell office:value-type="float" office:value="245" table:style-name="ce10">
            <text:p>245</text:p>
          </table:table-cell>
          <table:table-cell table:style-name="ce11"/>
          <table:table-cell office:value-type="string" table:style-name="ce12">
            <text:p>Marketing</text:p>
          </table:table-cell>
          <table:table-cell office:value-type="float" office:value="1" table:style-name="ce13">
            <text:p>1</text:p>
          </table:table-cell>
          <table:table-cell office:value-type="float" office:value="13" table:style-name="ce13">
            <text:p>13</text:p>
          </table:table-cell>
          <table:table-cell table:style-name="ce14"/>
          <table:table-cell office:value-type="string" office:string-value="INSERT INTO g_encuesta.opciones(opcion, ponderacion, id_encuesta, id_pregunta) VALUES ('Marketing', 1, 13, 245);" table:formula="of:=CONCATENATE(&quot;INSERT INTO g_encuesta.opciones(opcion, ponderacion, id_encuesta, id_pregunta) VALUES ('&quot;;[.C74];&quot;', &quot;;[.D74];&quot;, &quot;;[.E74];&quot;, &quot;;[.A74];&quot;);&quot;)" table:style-name="ce14">
            <text:p>INSERT INTO g_encuesta.opciones(opcion, ponderacion, id_encuesta, id_pregunta) VALUES ('Marketing', 1, 13, 245);</text:p>
          </table:table-cell>
          <table:table-cell table:number-columns-repeated="16377" table:style-name="ce13"/>
        </table:table-row>
        <table:table-row table:style-name="ro3">
          <table:table-cell office:value-type="float" office:value="246" table:style-name="ce3">
            <text:p>246</text:p>
          </table:table-cell>
          <table:table-cell office:value-type="string" table:style-name="ce15">
            <text:p>Seleccione un tercer contenido que le interesa que aborde el programa académico</text:p>
          </table:table-cell>
          <table:table-cell office:value-type="string" table:style-name="ce16">
            <text:p>Certificación fitosanitaria</text:p>
          </table:table-cell>
          <table:table-cell office:value-type="float" office:value="1" table:style-name="ce1">
            <text:p>1</text:p>
          </table:table-cell>
          <table:table-cell office:value-type="float" office:value="13" table:style-name="ce13">
            <text:p>13</text:p>
          </table:table-cell>
          <table:table-cell office:value-type="string" office:string-value="INSERT INTO g_encuesta.preguntas(id_pregunta, id_encuesta, tipo_pregunta, descripcion) VALUES (246, 13, 'cerrada', 'Seleccione un tercer contenido que le interesa que aborde el programa académico');" table:formula="of:=CONCATENATE(&quot;INSERT INTO g_encuesta.preguntas(id_pregunta, id_encuesta, tipo_pregunta, descripcion) VALUES (&quot;;[.A75];&quot;, &quot;;[.E75];&quot;, 'cerrada', '&quot;;[.B75];&quot;');&quot;)" table:style-name="ce6">
            <text:p>INSERT INTO g_encuesta.preguntas(id_pregunta, id_encuesta, tipo_pregunta, descripcion) VALUES (246, 13, 'cerrada', 'Seleccione un tercer contenido que le interesa que aborde el programa académico');</text:p>
          </table:table-cell>
          <table:table-cell office:value-type="string" office:string-value="INSERT INTO g_encuesta.opciones(opcion, ponderacion, id_encuesta, id_pregunta) VALUES ('Certificación fitosanitaria', 1, 13, 246);" table:formula="of:=CONCATENATE(&quot;INSERT INTO g_encuesta.opciones(opcion, ponderacion, id_encuesta, id_pregunta) VALUES ('&quot;;[.C75];&quot;', &quot;;[.D75];&quot;, &quot;;[.E75];&quot;, &quot;;[.A75];&quot;);&quot;)" table:style-name="ce14">
            <text:p>INSERT INTO g_encuesta.opciones(opcion, ponderacion, id_encuesta, id_pregunta) VALUES ('Certificación fitosanitaria', 1, 13, 246);</text:p>
          </table:table-cell>
          <table:table-cell table:number-columns-repeated="16377"/>
        </table:table-row>
        <table:table-row table:style-name="ro3">
          <table:table-cell office:value-type="float" office:value="246" table:style-name="ce3">
            <text:p>246</text:p>
          </table:table-cell>
          <table:table-cell table:style-name="ce15"/>
          <table:table-cell office:value-type="string" table:style-name="ce16">
            <text:p>Control fitosanitario</text:p>
          </table:table-cell>
          <table:table-cell office:value-type="float" office:value="1" table:style-name="ce1">
            <text:p>1</text:p>
          </table:table-cell>
          <table:table-cell office:value-type="float" office:value="13" table:style-name="ce13">
            <text:p>13</text:p>
          </table:table-cell>
          <table:table-cell table:style-name="ce6"/>
          <table:table-cell office:value-type="string" office:string-value="INSERT INTO g_encuesta.opciones(opcion, ponderacion, id_encuesta, id_pregunta) VALUES ('Control fitosanitario', 1, 13, 246);" table:formula="of:=CONCATENATE(&quot;INSERT INTO g_encuesta.opciones(opcion, ponderacion, id_encuesta, id_pregunta) VALUES ('&quot;;[.C76];&quot;', &quot;;[.D76];&quot;, &quot;;[.E76];&quot;, &quot;;[.A76];&quot;);&quot;)" table:style-name="ce14">
            <text:p>INSERT INTO g_encuesta.opciones(opcion, ponderacion, id_encuesta, id_pregunta) VALUES ('Control fitosanitario', 1, 13, 246);</text:p>
          </table:table-cell>
          <table:table-cell table:number-columns-repeated="16377"/>
        </table:table-row>
        <table:table-row table:style-name="ro3">
          <table:table-cell office:value-type="float" office:value="246" table:style-name="ce3">
            <text:p>246</text:p>
          </table:table-cell>
          <table:table-cell table:style-name="ce15"/>
          <table:table-cell office:value-type="string" table:style-name="ce16">
            <text:p>Vigilancia fitosanitaria</text:p>
          </table:table-cell>
          <table:table-cell office:value-type="float" office:value="1" table:style-name="ce1">
            <text:p>1</text:p>
          </table:table-cell>
          <table:table-cell office:value-type="float" office:value="13" table:style-name="ce13">
            <text:p>13</text:p>
          </table:table-cell>
          <table:table-cell table:style-name="ce6"/>
          <table:table-cell office:value-type="string" office:string-value="INSERT INTO g_encuesta.opciones(opcion, ponderacion, id_encuesta, id_pregunta) VALUES ('Vigilancia fitosanitaria', 1, 13, 246);" table:formula="of:=CONCATENATE(&quot;INSERT INTO g_encuesta.opciones(opcion, ponderacion, id_encuesta, id_pregunta) VALUES ('&quot;;[.C77];&quot;', &quot;;[.D77];&quot;, &quot;;[.E77];&quot;, &quot;;[.A77];&quot;);&quot;)" table:style-name="ce14">
            <text:p>INSERT INTO g_encuesta.opciones(opcion, ponderacion, id_encuesta, id_pregunta) VALUES ('Vigilancia fitosanitaria', 1, 13, 246);</text:p>
          </table:table-cell>
          <table:table-cell table:number-columns-repeated="16377"/>
        </table:table-row>
        <table:table-row table:style-name="ro3">
          <table:table-cell office:value-type="float" office:value="246" table:style-name="ce3">
            <text:p>246</text:p>
          </table:table-cell>
          <table:table-cell table:style-name="ce15"/>
          <table:table-cell office:value-type="string" table:style-name="ce16">
            <text:p>Régimen internacional agrícola</text:p>
          </table:table-cell>
          <table:table-cell office:value-type="float" office:value="1" table:style-name="ce1">
            <text:p>1</text:p>
          </table:table-cell>
          <table:table-cell office:value-type="float" office:value="13" table:style-name="ce13">
            <text:p>13</text:p>
          </table:table-cell>
          <table:table-cell table:style-name="ce6"/>
          <table:table-cell office:value-type="string" office:string-value="INSERT INTO g_encuesta.opciones(opcion, ponderacion, id_encuesta, id_pregunta) VALUES ('Régimen internacional agrícola', 1, 13, 246);" table:formula="of:=CONCATENATE(&quot;INSERT INTO g_encuesta.opciones(opcion, ponderacion, id_encuesta, id_pregunta) VALUES ('&quot;;[.C78];&quot;', &quot;;[.D78];&quot;, &quot;;[.E78];&quot;, &quot;;[.A78];&quot;);&quot;)" table:style-name="ce14">
            <text:p>INSERT INTO g_encuesta.opciones(opcion, ponderacion, id_encuesta, id_pregunta) VALUES ('Régimen internacional agrícola', 1, 13, 246);</text:p>
          </table:table-cell>
          <table:table-cell table:number-columns-repeated="16377"/>
        </table:table-row>
        <table:table-row table:style-name="ro3">
          <table:table-cell office:value-type="float" office:value="246" table:style-name="ce3">
            <text:p>246</text:p>
          </table:table-cell>
          <table:table-cell table:style-name="ce15"/>
          <table:table-cell office:value-type="string" table:style-name="ce16">
            <text:p>Comercio exterior y negocios internacionales</text:p>
          </table:table-cell>
          <table:table-cell office:value-type="float" office:value="1" table:style-name="ce1">
            <text:p>1</text:p>
          </table:table-cell>
          <table:table-cell office:value-type="float" office:value="13" table:style-name="ce13">
            <text:p>13</text:p>
          </table:table-cell>
          <table:table-cell table:style-name="ce6"/>
          <table:table-cell office:value-type="string" office:string-value="INSERT INTO g_encuesta.opciones(opcion, ponderacion, id_encuesta, id_pregunta) VALUES ('Comercio exterior y negocios internacionales', 1, 13, 246);" table:formula="of:=CONCATENATE(&quot;INSERT INTO g_encuesta.opciones(opcion, ponderacion, id_encuesta, id_pregunta) VALUES ('&quot;;[.C79];&quot;', &quot;;[.D79];&quot;, &quot;;[.E79];&quot;, &quot;;[.A79];&quot;);&quot;)" table:style-name="ce14">
            <text:p>INSERT INTO g_encuesta.opciones(opcion, ponderacion, id_encuesta, id_pregunta) VALUES ('Comercio exterior y negocios internacionales', 1, 13, 246);</text:p>
          </table:table-cell>
          <table:table-cell table:number-columns-repeated="16377"/>
        </table:table-row>
        <table:table-row table:style-name="ro3">
          <table:table-cell office:value-type="float" office:value="246" table:style-name="ce3">
            <text:p>246</text:p>
          </table:table-cell>
          <table:table-cell table:style-name="ce15"/>
          <table:table-cell office:value-type="string" table:style-name="ce16">
            <text:p>Relaciones Internacionales</text:p>
          </table:table-cell>
          <table:table-cell office:value-type="float" office:value="1" table:style-name="ce1">
            <text:p>1</text:p>
          </table:table-cell>
          <table:table-cell office:value-type="float" office:value="13" table:style-name="ce13">
            <text:p>13</text:p>
          </table:table-cell>
          <table:table-cell table:style-name="ce6"/>
          <table:table-cell office:value-type="string" office:string-value="INSERT INTO g_encuesta.opciones(opcion, ponderacion, id_encuesta, id_pregunta) VALUES ('Relaciones Internacionales', 1, 13, 246);" table:formula="of:=CONCATENATE(&quot;INSERT INTO g_encuesta.opciones(opcion, ponderacion, id_encuesta, id_pregunta) VALUES ('&quot;;[.C80];&quot;', &quot;;[.D80];&quot;, &quot;;[.E80];&quot;, &quot;;[.A80];&quot;);&quot;)" table:style-name="ce14">
            <text:p>INSERT INTO g_encuesta.opciones(opcion, ponderacion, id_encuesta, id_pregunta) VALUES ('Relaciones Internacionales', 1, 13, 246);</text:p>
          </table:table-cell>
          <table:table-cell table:number-columns-repeated="16377"/>
        </table:table-row>
        <table:table-row table:style-name="ro3">
          <table:table-cell office:value-type="float" office:value="246" table:style-name="ce3">
            <text:p>246</text:p>
          </table:table-cell>
          <table:table-cell table:style-name="ce15"/>
          <table:table-cell office:value-type="string" table:style-name="ce16">
            <text:p>Marketing</text:p>
          </table:table-cell>
          <table:table-cell office:value-type="float" office:value="1" table:style-name="ce1">
            <text:p>1</text:p>
          </table:table-cell>
          <table:table-cell office:value-type="float" office:value="13" table:style-name="ce13">
            <text:p>13</text:p>
          </table:table-cell>
          <table:table-cell table:style-name="ce6"/>
          <table:table-cell office:value-type="string" office:string-value="INSERT INTO g_encuesta.opciones(opcion, ponderacion, id_encuesta, id_pregunta) VALUES ('Marketing', 1, 13, 246);" table:formula="of:=CONCATENATE(&quot;INSERT INTO g_encuesta.opciones(opcion, ponderacion, id_encuesta, id_pregunta) VALUES ('&quot;;[.C81];&quot;', &quot;;[.D81];&quot;, &quot;;[.E81];&quot;, &quot;;[.A81];&quot;);&quot;)" table:style-name="ce14">
            <text:p>INSERT INTO g_encuesta.opciones(opcion, ponderacion, id_encuesta, id_pregunta) VALUES ('Marketing', 1, 13, 246);</text:p>
          </table:table-cell>
          <table:table-cell table:number-columns-repeated="16377"/>
        </table:table-row>
        <table:table-row table:style-name="ro3">
          <table:table-cell office:value-type="float" office:value="247" table:style-name="ce10">
            <text:p>247</text:p>
          </table:table-cell>
          <table:table-cell office:value-type="string" table:style-name="ce11">
            <text:p>Indique el tipo de maestría que preferiría estudiar</text:p>
          </table:table-cell>
          <table:table-cell office:value-type="string" table:style-name="ce12">
            <text:p>Maestría profesionalizante (menor exigencia y en días discontinuos al mes)</text:p>
          </table:table-cell>
          <table:table-cell office:value-type="float" office:value="1" table:style-name="ce13">
            <text:p>1</text:p>
          </table:table-cell>
          <table:table-cell office:value-type="float" office:value="13" table:style-name="ce13">
            <text:p>13</text:p>
          </table:table-cell>
          <table:table-cell office:value-type="string" office:string-value="INSERT INTO g_encuesta.preguntas(id_pregunta, id_encuesta, tipo_pregunta, descripcion) VALUES (247, 13, 'cerrada', 'Indique el tipo de maestría que preferiría estudiar');" table:formula="of:=CONCATENATE(&quot;INSERT INTO g_encuesta.preguntas(id_pregunta, id_encuesta, tipo_pregunta, descripcion) VALUES (&quot;;[.A82];&quot;, &quot;;[.E82];&quot;, 'cerrada', '&quot;;[.B82];&quot;');&quot;)" table:style-name="ce14">
            <text:p>INSERT INTO g_encuesta.preguntas(id_pregunta, id_encuesta, tipo_pregunta, descripcion) VALUES (247, 13, 'cerrada', 'Indique el tipo de maestría que preferiría estudiar');</text:p>
          </table:table-cell>
          <table:table-cell office:value-type="string" office:string-value="INSERT INTO g_encuesta.opciones(opcion, ponderacion, id_encuesta, id_pregunta) VALUES ('Maestría profesionalizante (menor exigencia y en días discontinuos al mes)', 1, 13, 247);" table:formula="of:=CONCATENATE(&quot;INSERT INTO g_encuesta.opciones(opcion, ponderacion, id_encuesta, id_pregunta) VALUES ('&quot;;[.C82];&quot;', &quot;;[.D82];&quot;, &quot;;[.E82];&quot;, &quot;;[.A82];&quot;);&quot;)" table:style-name="ce14">
            <text:p>INSERT INTO g_encuesta.opciones(opcion, ponderacion, id_encuesta, id_pregunta) VALUES ('Maestría profesionalizante (menor exigencia y en días discontinuos al mes)', 1, 13, 247);</text:p>
          </table:table-cell>
          <table:table-cell table:number-columns-repeated="16377" table:style-name="ce13"/>
        </table:table-row>
        <table:table-row table:style-name="ro3">
          <table:table-cell office:value-type="float" office:value="247" table:style-name="ce10">
            <text:p>247</text:p>
          </table:table-cell>
          <table:table-cell table:style-name="ce11"/>
          <table:table-cell office:value-type="string" table:style-name="ce12">
            <text:p>Maestría en Ciencias (exigencia en investigación y en días continuos al mes)</text:p>
          </table:table-cell>
          <table:table-cell office:value-type="float" office:value="1" table:style-name="ce13">
            <text:p>1</text:p>
          </table:table-cell>
          <table:table-cell office:value-type="float" office:value="13" table:style-name="ce13">
            <text:p>13</text:p>
          </table:table-cell>
          <table:table-cell table:style-name="ce14"/>
          <table:table-cell office:value-type="string" office:string-value="INSERT INTO g_encuesta.opciones(opcion, ponderacion, id_encuesta, id_pregunta) VALUES ('Maestría en Ciencias (exigencia en investigación y en días continuos al mes)', 1, 13, 247);" table:formula="of:=CONCATENATE(&quot;INSERT INTO g_encuesta.opciones(opcion, ponderacion, id_encuesta, id_pregunta) VALUES ('&quot;;[.C83];&quot;', &quot;;[.D83];&quot;, &quot;;[.E83];&quot;, &quot;;[.A83];&quot;);&quot;)" table:style-name="ce14">
            <text:p>INSERT INTO g_encuesta.opciones(opcion, ponderacion, id_encuesta, id_pregunta) VALUES ('Maestría en Ciencias (exigencia en investigación y en días continuos al mes)', 1, 13, 247);</text:p>
          </table:table-cell>
          <table:table-cell table:number-columns-repeated="16377" table:style-name="ce13"/>
        </table:table-row>
        <table:table-row table:style-name="ro3">
          <table:table-cell office:value-type="float" office:value="248" table:style-name="ce3">
            <text:p>248</text:p>
          </table:table-cell>
          <table:table-cell office:value-type="string" table:style-name="ce15">
            <text:p>Si realizara una maestría usted estaría dispuesto a pagar</text:p>
          </table:table-cell>
          <table:table-cell office:value-type="string" table:style-name="ce16">
            <text:p>Entre 7 001 y 8 000 US$</text:p>
          </table:table-cell>
          <table:table-cell office:value-type="float" office:value="1" table:style-name="ce1">
            <text:p>1</text:p>
          </table:table-cell>
          <table:table-cell office:value-type="float" office:value="13" table:style-name="ce13">
            <text:p>13</text:p>
          </table:table-cell>
          <table:table-cell office:value-type="string" office:string-value="INSERT INTO g_encuesta.preguntas(id_pregunta, id_encuesta, tipo_pregunta, descripcion) VALUES (248, 13, 'cerrada', 'Si realizara una maestría usted estaría dispuesto a pagar');" table:formula="of:=CONCATENATE(&quot;INSERT INTO g_encuesta.preguntas(id_pregunta, id_encuesta, tipo_pregunta, descripcion) VALUES (&quot;;[.A84];&quot;, &quot;;[.E84];&quot;, 'cerrada', '&quot;;[.B84];&quot;');&quot;)" table:style-name="ce6">
            <text:p>INSERT INTO g_encuesta.preguntas(id_pregunta, id_encuesta, tipo_pregunta, descripcion) VALUES (248, 13, 'cerrada', 'Si realizara una maestría usted estaría dispuesto a pagar');</text:p>
          </table:table-cell>
          <table:table-cell office:value-type="string" office:string-value="INSERT INTO g_encuesta.opciones(opcion, ponderacion, id_encuesta, id_pregunta) VALUES ('Entre 7 001 y 8 000 US$', 1, 13, 248);" table:formula="of:=CONCATENATE(&quot;INSERT INTO g_encuesta.opciones(opcion, ponderacion, id_encuesta, id_pregunta) VALUES ('&quot;;[.C84];&quot;', &quot;;[.D84];&quot;, &quot;;[.E84];&quot;, &quot;;[.A84];&quot;);&quot;)" table:style-name="ce14">
            <text:p>INSERT INTO g_encuesta.opciones(opcion, ponderacion, id_encuesta, id_pregunta) VALUES ('Entre 7 001 y 8 000 US$', 1, 13, 248);</text:p>
          </table:table-cell>
          <table:table-cell table:number-columns-repeated="16377"/>
        </table:table-row>
        <table:table-row table:style-name="ro3">
          <table:table-cell office:value-type="float" office:value="248" table:style-name="ce3">
            <text:p>248</text:p>
          </table:table-cell>
          <table:table-cell table:style-name="ce15"/>
          <table:table-cell office:value-type="string" table:style-name="ce16">
            <text:p>Entre 8 001 y 9 000 US$</text:p>
          </table:table-cell>
          <table:table-cell office:value-type="float" office:value="1" table:style-name="ce1">
            <text:p>1</text:p>
          </table:table-cell>
          <table:table-cell office:value-type="float" office:value="13" table:style-name="ce13">
            <text:p>13</text:p>
          </table:table-cell>
          <table:table-cell table:style-name="ce6"/>
          <table:table-cell office:value-type="string" office:string-value="INSERT INTO g_encuesta.opciones(opcion, ponderacion, id_encuesta, id_pregunta) VALUES ('Entre 8 001 y 9 000 US$', 1, 13, 248);" table:formula="of:=CONCATENATE(&quot;INSERT INTO g_encuesta.opciones(opcion, ponderacion, id_encuesta, id_pregunta) VALUES ('&quot;;[.C85];&quot;', &quot;;[.D85];&quot;, &quot;;[.E85];&quot;, &quot;;[.A85];&quot;);&quot;)" table:style-name="ce14">
            <text:p>INSERT INTO g_encuesta.opciones(opcion, ponderacion, id_encuesta, id_pregunta) VALUES ('Entre 8 001 y 9 000 US$', 1, 13, 248);</text:p>
          </table:table-cell>
          <table:table-cell table:number-columns-repeated="16377"/>
        </table:table-row>
        <table:table-row table:style-name="ro3">
          <table:table-cell office:value-type="float" office:value="248" table:style-name="ce3">
            <text:p>248</text:p>
          </table:table-cell>
          <table:table-cell table:style-name="ce15"/>
          <table:table-cell office:value-type="string" table:style-name="ce16">
            <text:p>Entre 9 001 y 10 000 US$</text:p>
          </table:table-cell>
          <table:table-cell office:value-type="float" office:value="1" table:style-name="ce1">
            <text:p>1</text:p>
          </table:table-cell>
          <table:table-cell office:value-type="float" office:value="13" table:style-name="ce13">
            <text:p>13</text:p>
          </table:table-cell>
          <table:table-cell table:style-name="ce6"/>
          <table:table-cell office:value-type="string" office:string-value="INSERT INTO g_encuesta.opciones(opcion, ponderacion, id_encuesta, id_pregunta) VALUES ('Entre 9 001 y 10 000 US$', 1, 13, 248);" table:formula="of:=CONCATENATE(&quot;INSERT INTO g_encuesta.opciones(opcion, ponderacion, id_encuesta, id_pregunta) VALUES ('&quot;;[.C86];&quot;', &quot;;[.D86];&quot;, &quot;;[.E86];&quot;, &quot;;[.A86];&quot;);&quot;)" table:style-name="ce14">
            <text:p>INSERT INTO g_encuesta.opciones(opcion, ponderacion, id_encuesta, id_pregunta) VALUES ('Entre 9 001 y 10 000 US$', 1, 13, 248);</text:p>
          </table:table-cell>
          <table:table-cell table:number-columns-repeated="16377"/>
        </table:table-row>
        <table:table-row table:style-name="ro4">
          <table:table-cell office:value-type="float" office:value="249" table:style-name="ce10">
            <text:p>249</text:p>
          </table:table-cell>
          <table:table-cell office:value-type="string" table:style-name="ce11">
            <text:p>Señale en las siguientes opciones el que puede ser el principal atractivo de un programa académico como el propuesto</text:p>
          </table:table-cell>
          <table:table-cell office:value-type="string" table:style-name="ce12">
            <text:p>Precio</text:p>
          </table:table-cell>
          <table:table-cell office:value-type="float" office:value="1" table:style-name="ce13">
            <text:p>1</text:p>
          </table:table-cell>
          <table:table-cell office:value-type="float" office:value="13" table:style-name="ce13">
            <text:p>13</text:p>
          </table:table-cell>
          <table:table-cell office:value-type="string" office:string-value="INSERT INTO g_encuesta.preguntas(id_pregunta, id_encuesta, tipo_pregunta, descripcion) VALUES (249, 13, 'cerrada', 'Señale en las siguientes opciones el que puede ser el principal atractivo de un programa académico como el propuesto');" table:formula="of:=CONCATENATE(&quot;INSERT INTO g_encuesta.preguntas(id_pregunta, id_encuesta, tipo_pregunta, descripcion) VALUES (&quot;;[.A87];&quot;, &quot;;[.E87];&quot;, 'cerrada', '&quot;;[.B87];&quot;');&quot;)" table:style-name="ce14">
            <text:p>INSERT INTO g_encuesta.preguntas(id_pregunta, id_encuesta, tipo_pregunta, descripcion) VALUES (249, 13, 'cerrada', 'Señale en las siguientes opciones el que puede ser el principal atractivo de un programa académico como el propuesto');</text:p>
          </table:table-cell>
          <table:table-cell office:value-type="string" office:string-value="INSERT INTO g_encuesta.opciones(opcion, ponderacion, id_encuesta, id_pregunta) VALUES ('Precio', 1, 13, 249);" table:formula="of:=CONCATENATE(&quot;INSERT INTO g_encuesta.opciones(opcion, ponderacion, id_encuesta, id_pregunta) VALUES ('&quot;;[.C87];&quot;', &quot;;[.D87];&quot;, &quot;;[.E87];&quot;, &quot;;[.A87];&quot;);&quot;)" table:style-name="ce14">
            <text:p>INSERT INTO g_encuesta.opciones(opcion, ponderacion, id_encuesta, id_pregunta) VALUES ('Precio', 1, 13, 249);</text:p>
          </table:table-cell>
          <table:table-cell table:number-columns-repeated="16377" table:style-name="ce13"/>
        </table:table-row>
        <table:table-row table:style-name="ro3">
          <table:table-cell office:value-type="float" office:value="249" table:style-name="ce10">
            <text:p>249</text:p>
          </table:table-cell>
          <table:table-cell table:style-name="ce11"/>
          <table:table-cell office:value-type="string" table:style-name="ce12">
            <text:p>Calidad de los docentes</text:p>
          </table:table-cell>
          <table:table-cell office:value-type="float" office:value="1" table:style-name="ce13">
            <text:p>1</text:p>
          </table:table-cell>
          <table:table-cell office:value-type="float" office:value="13" table:style-name="ce13">
            <text:p>13</text:p>
          </table:table-cell>
          <table:table-cell table:style-name="ce14"/>
          <table:table-cell office:value-type="string" office:string-value="INSERT INTO g_encuesta.opciones(opcion, ponderacion, id_encuesta, id_pregunta) VALUES ('Calidad de los docentes', 1, 13, 249);" table:formula="of:=CONCATENATE(&quot;INSERT INTO g_encuesta.opciones(opcion, ponderacion, id_encuesta, id_pregunta) VALUES ('&quot;;[.C88];&quot;', &quot;;[.D88];&quot;, &quot;;[.E88];&quot;, &quot;;[.A88];&quot;);&quot;)" table:style-name="ce14">
            <text:p>INSERT INTO g_encuesta.opciones(opcion, ponderacion, id_encuesta, id_pregunta) VALUES ('Calidad de los docentes', 1, 13, 249);</text:p>
          </table:table-cell>
          <table:table-cell table:number-columns-repeated="16377" table:style-name="ce13"/>
        </table:table-row>
        <table:table-row table:style-name="ro3">
          <table:table-cell office:value-type="float" office:value="249" table:style-name="ce10">
            <text:p>249</text:p>
          </table:table-cell>
          <table:table-cell table:style-name="ce11"/>
          <table:table-cell office:value-type="string" table:style-name="ce12">
            <text:p>Innovación de la oferta</text:p>
          </table:table-cell>
          <table:table-cell office:value-type="float" office:value="1" table:style-name="ce13">
            <text:p>1</text:p>
          </table:table-cell>
          <table:table-cell office:value-type="float" office:value="13" table:style-name="ce13">
            <text:p>13</text:p>
          </table:table-cell>
          <table:table-cell table:style-name="ce14"/>
          <table:table-cell office:value-type="string" office:string-value="INSERT INTO g_encuesta.opciones(opcion, ponderacion, id_encuesta, id_pregunta) VALUES ('Innovación de la oferta', 1, 13, 249);" table:formula="of:=CONCATENATE(&quot;INSERT INTO g_encuesta.opciones(opcion, ponderacion, id_encuesta, id_pregunta) VALUES ('&quot;;[.C89];&quot;', &quot;;[.D89];&quot;, &quot;;[.E89];&quot;, &quot;;[.A89];&quot;);&quot;)" table:style-name="ce14">
            <text:p>INSERT INTO g_encuesta.opciones(opcion, ponderacion, id_encuesta, id_pregunta) VALUES ('Innovación de la oferta', 1, 13, 249);</text:p>
          </table:table-cell>
          <table:table-cell table:number-columns-repeated="16377" table:style-name="ce13"/>
        </table:table-row>
        <table:table-row table:style-name="ro3">
          <table:table-cell office:value-type="float" office:value="249" table:style-name="ce10">
            <text:p>249</text:p>
          </table:table-cell>
          <table:table-cell table:style-name="ce11"/>
          <table:table-cell office:value-type="string" table:style-name="ce12">
            <text:p>Alianzas estratégicas</text:p>
          </table:table-cell>
          <table:table-cell office:value-type="float" office:value="1" table:style-name="ce13">
            <text:p>1</text:p>
          </table:table-cell>
          <table:table-cell office:value-type="float" office:value="13" table:style-name="ce13">
            <text:p>13</text:p>
          </table:table-cell>
          <table:table-cell table:style-name="ce14"/>
          <table:table-cell office:value-type="string" office:string-value="INSERT INTO g_encuesta.opciones(opcion, ponderacion, id_encuesta, id_pregunta) VALUES ('Alianzas estratégicas', 1, 13, 249);" table:formula="of:=CONCATENATE(&quot;INSERT INTO g_encuesta.opciones(opcion, ponderacion, id_encuesta, id_pregunta) VALUES ('&quot;;[.C90];&quot;', &quot;;[.D90];&quot;, &quot;;[.E90];&quot;, &quot;;[.A90];&quot;);&quot;)" table:style-name="ce14">
            <text:p>INSERT INTO g_encuesta.opciones(opcion, ponderacion, id_encuesta, id_pregunta) VALUES ('Alianzas estratégicas', 1, 13, 249);</text:p>
          </table:table-cell>
          <table:table-cell table:number-columns-repeated="16377" table:style-name="ce13"/>
        </table:table-row>
        <table:table-row table:style-name="ro3">
          <table:table-cell office:value-type="float" office:value="249" table:style-name="ce10">
            <text:p>249</text:p>
          </table:table-cell>
          <table:table-cell table:style-name="ce11"/>
          <table:table-cell office:value-type="string" table:style-name="ce12">
            <text:p>Investigación</text:p>
          </table:table-cell>
          <table:table-cell office:value-type="float" office:value="1" table:style-name="ce13">
            <text:p>1</text:p>
          </table:table-cell>
          <table:table-cell office:value-type="float" office:value="13" table:style-name="ce13">
            <text:p>13</text:p>
          </table:table-cell>
          <table:table-cell table:style-name="ce14"/>
          <table:table-cell office:value-type="string" office:string-value="INSERT INTO g_encuesta.opciones(opcion, ponderacion, id_encuesta, id_pregunta) VALUES ('Investigación', 1, 13, 249);" table:formula="of:=CONCATENATE(&quot;INSERT INTO g_encuesta.opciones(opcion, ponderacion, id_encuesta, id_pregunta) VALUES ('&quot;;[.C91];&quot;', &quot;;[.D91];&quot;, &quot;;[.E91];&quot;, &quot;;[.A91];&quot;);&quot;)" table:style-name="ce14">
            <text:p>INSERT INTO g_encuesta.opciones(opcion, ponderacion, id_encuesta, id_pregunta) VALUES ('Investigación', 1, 13, 249);</text:p>
          </table:table-cell>
          <table:table-cell table:number-columns-repeated="16377" table:style-name="ce13"/>
        </table:table-row>
        <table:table-row table:style-name="ro3">
          <table:table-cell office:value-type="float" office:value="249" table:style-name="ce10">
            <text:p>249</text:p>
          </table:table-cell>
          <table:table-cell table:style-name="ce11"/>
          <table:table-cell office:value-type="string" table:style-name="ce12">
            <text:p>Metodología</text:p>
          </table:table-cell>
          <table:table-cell office:value-type="float" office:value="1" table:style-name="ce13">
            <text:p>1</text:p>
          </table:table-cell>
          <table:table-cell office:value-type="float" office:value="13" table:style-name="ce13">
            <text:p>13</text:p>
          </table:table-cell>
          <table:table-cell table:style-name="ce14"/>
          <table:table-cell office:value-type="string" office:string-value="INSERT INTO g_encuesta.opciones(opcion, ponderacion, id_encuesta, id_pregunta) VALUES ('Metodología', 1, 13, 249);" table:formula="of:=CONCATENATE(&quot;INSERT INTO g_encuesta.opciones(opcion, ponderacion, id_encuesta, id_pregunta) VALUES ('&quot;;[.C92];&quot;', &quot;;[.D92];&quot;, &quot;;[.E92];&quot;, &quot;;[.A92];&quot;);&quot;)" table:style-name="ce14">
            <text:p>INSERT INTO g_encuesta.opciones(opcion, ponderacion, id_encuesta, id_pregunta) VALUES ('Metodología', 1, 13, 249);</text:p>
          </table:table-cell>
          <table:table-cell table:number-columns-repeated="16377" table:style-name="ce13"/>
        </table:table-row>
        <table:table-row table:style-name="ro3">
          <table:table-cell office:value-type="float" office:value="249" table:style-name="ce10">
            <text:p>249</text:p>
          </table:table-cell>
          <table:table-cell table:style-name="ce11"/>
          <table:table-cell office:value-type="string" table:style-name="ce12">
            <text:p>Denominación del Programa</text:p>
          </table:table-cell>
          <table:table-cell office:value-type="float" office:value="1" table:style-name="ce13">
            <text:p>1</text:p>
          </table:table-cell>
          <table:table-cell office:value-type="float" office:value="13" table:style-name="ce13">
            <text:p>13</text:p>
          </table:table-cell>
          <table:table-cell table:style-name="ce14"/>
          <table:table-cell office:value-type="string" office:string-value="INSERT INTO g_encuesta.opciones(opcion, ponderacion, id_encuesta, id_pregunta) VALUES ('Denominación del Programa', 1, 13, 249);" table:formula="of:=CONCATENATE(&quot;INSERT INTO g_encuesta.opciones(opcion, ponderacion, id_encuesta, id_pregunta) VALUES ('&quot;;[.C93];&quot;', &quot;;[.D93];&quot;, &quot;;[.E93];&quot;, &quot;;[.A93];&quot;);&quot;)" table:style-name="ce14">
            <text:p>INSERT INTO g_encuesta.opciones(opcion, ponderacion, id_encuesta, id_pregunta) VALUES ('Denominación del Programa', 1, 13, 249);</text:p>
          </table:table-cell>
          <table:table-cell table:number-columns-repeated="16377" table:style-name="ce13"/>
        </table:table-row>
        <table:table-row table:style-name="ro4">
          <table:table-cell office:value-type="float" office:value="250" table:style-name="ce3">
            <text:p>250</text:p>
          </table:table-cell>
          <table:table-cell office:value-type="string" table:style-name="ce18">
            <text:p>Señale en las siguientes opciones el que puede ser el principal atractivo de un programa académico como el propuesto</text:p>
          </table:table-cell>
          <table:table-cell office:value-type="string" table:style-name="ce19">
            <text:p>Precio</text:p>
          </table:table-cell>
          <table:table-cell table:number-columns-repeated="16381" table:style-name="ce1"/>
        </table:table-row>
        <table:table-row table:style-name="ro3">
          <table:table-cell office:value-type="float" office:value="250" table:style-name="ce3">
            <text:p>250</text:p>
          </table:table-cell>
          <table:table-cell table:style-name="ce15"/>
          <table:table-cell office:value-type="string" table:style-name="ce19">
            <text:p>Calidad de los docentes</text:p>
          </table:table-cell>
          <table:table-cell table:number-columns-repeated="16381" table:style-name="ce1"/>
        </table:table-row>
        <table:table-row table:style-name="ro3">
          <table:table-cell office:value-type="float" office:value="250" table:style-name="ce3">
            <text:p>250</text:p>
          </table:table-cell>
          <table:table-cell table:style-name="ce15"/>
          <table:table-cell office:value-type="string" table:style-name="ce19">
            <text:p>Innovación de la oferta</text:p>
          </table:table-cell>
          <table:table-cell table:number-columns-repeated="16381" table:style-name="ce1"/>
        </table:table-row>
        <table:table-row table:style-name="ro3">
          <table:table-cell office:value-type="float" office:value="250" table:style-name="ce3">
            <text:p>250</text:p>
          </table:table-cell>
          <table:table-cell table:style-name="ce15"/>
          <table:table-cell office:value-type="string" table:style-name="ce19">
            <text:p>Alianzas estratégicas</text:p>
          </table:table-cell>
          <table:table-cell table:number-columns-repeated="16381"/>
        </table:table-row>
        <table:table-row table:style-name="ro3">
          <table:table-cell office:value-type="float" office:value="250" table:style-name="ce3">
            <text:p>250</text:p>
          </table:table-cell>
          <table:table-cell table:style-name="ce15"/>
          <table:table-cell office:value-type="string" table:style-name="ce19">
            <text:p>Investigación</text:p>
          </table:table-cell>
          <table:table-cell table:number-columns-repeated="16381"/>
        </table:table-row>
        <table:table-row table:style-name="ro3">
          <table:table-cell office:value-type="float" office:value="250" table:style-name="ce3">
            <text:p>250</text:p>
          </table:table-cell>
          <table:table-cell table:style-name="ce15"/>
          <table:table-cell office:value-type="string" table:style-name="ce19">
            <text:p>Metodología</text:p>
          </table:table-cell>
          <table:table-cell table:number-columns-repeated="16381"/>
        </table:table-row>
        <table:table-row table:style-name="ro3">
          <table:table-cell office:value-type="float" office:value="250" table:style-name="ce3">
            <text:p>250</text:p>
          </table:table-cell>
          <table:table-cell table:style-name="ce15"/>
          <table:table-cell office:value-type="string" table:style-name="ce19">
            <text:p>Denominación del Programa</text:p>
          </table:table-cell>
          <table:table-cell table:number-columns-repeated="16381"/>
        </table:table-row>
        <table:table-row table:number-rows-repeated="1048476" table:style-name="ro1">
          <table:table-cell table:number-columns-repeated="16384"/>
        </table:table-row>
        <table:named-expressions>
          <table:named-range table:name="_GoBack" table:cell-range-address="preguntas_y_respuestas.$C$108" table:base-cell-address="preguntas_y_respuestas.$A$1"/>
        </table:named-expressions>
      </table:table>
      <table:table table:name="Usuarios" table:style-name="ta2">
        <table:table-column table:style-name="co4" table:number-columns-repeated="3" table:default-cell-style-name="ce1"/>
        <table:table-column table:style-name="co11" table:default-cell-style-name="ce1"/>
        <table:table-column table:style-name="co4" table:number-columns-repeated="1020" table:default-cell-style-name="ce1"/>
        <table:table-column table:style-name="co5" table:number-columns-repeated="15360" table:default-cell-style-name="ce1"/>
        <table:table-row table:style-name="ro1">
          <table:table-cell office:value-type="string" table:style-name="ce2">
            <text:p>Cédula</text:p>
          </table:table-cell>
          <table:table-cell office:value-type="string" table:style-name="ce2">
            <text:p>Nombres</text:p>
          </table:table-cell>
          <table:table-cell office:value-type="string" table:style-name="ce2">
            <text:p>Apellidos</text:p>
          </table:table-cell>
          <table:table-cell office:value-type="string" table:style-name="ce2">
            <text:p>Tipo (Interno/Externo)</text:p>
          </table:table-cell>
          <table:table-cell table:number-columns-repeated="16380" table:style-name="ce2"/>
        </table:table-row>
        <table:table-row table:style-name="ro3">
          <table:table-cell table:number-columns-repeated="3" table:style-name="ce1"/>
          <table:table-cell office:value-type="string" table:style-name="ce1">
            <text:p>TODO PERSONAL DE SANIDAD VEGETAL A NIVEL NACIONAL</text:p>
          </table:table-cell>
          <table:table-cell table:number-columns-repeated="16380"/>
        </table:table-row>
        <table:table-row table:number-rows-repeated="1048574"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currency-style style:name="N36P0" number:language="es" number:country="EC">
      <number:currency-symbol number:language="es" number:country="EC">$</number:currency-symbol>
      <number:number number:decimal-places="2" number:min-integer-digits="1" number:grouping="true"/>
    </number:currency-style>
    <number:currency-style style:name="N36" number:language="es" number:country="EC">
      <style:text-properties fo:color="#FF0000"/>
      <number:currency-symbol number:language="es" number:country="EC">$</number:currency-symbol>
      <number:text>-</number:text>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78740157480315in" fo:margin-bottom="0.78740157480315in" fo:margin-left="0.78740157480315in" fo:margin-right="0.78740157480315in" style:print-orientation="portrait" style:print-page-order="ltr" style:first-page-number="1"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78740157480315in" fo:margin-bottom="0.78740157480315in" fo:margin-left="0.78740157480315in" fo:margin-right="0.78740157480315in" style:print-orientation="portrait" style:print-page-order="ltr"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style style:name="T1" style:family="text">
      <style:text-properties fo:color="#000000" style:font-name="Arial" style:font-name-asian="Arial" style:font-name-complex="Arial" fo:font-size="10pt" style:font-size-asian="10pt" style:font-size-complex="10pt"/>
    </style:style>
    <style:style style:name="T2" style:family="text">
      <style:text-properties fo:color="#000000" style:font-name="Arial" style:font-name-asian="Arial" style:font-name-complex="Arial" fo:font-size="10pt" style:font-size-asian="10pt" style:font-size-complex="10pt"/>
    </style:style>
    <style:style style:name="T3" style:family="text">
      <style:text-properties fo:color="#000000" style:font-name="Arial" style:font-name-asian="Arial" style:font-name-complex="Arial" fo:font-size="10pt" style:font-size-asian="10pt" style:font-size-complex="10pt"/>
    </style:style>
    <style:style style:name="T4" style:family="text">
      <style:text-properties fo:color="#000000" style:font-name="Arial" style:font-name-asian="Arial" style:font-name-complex="Arial" fo:font-size="10pt" style:font-size-asian="10pt" style:font-size-complex="10pt"/>
    </style:style>
  </office:automatic-styles>
  <office:master-styles>
    <style:master-page style:name="mp1" style:page-layout-name="pm1">
      <style:header>
        <text:p><text:span text:style-name="T1"><text:sheet-name>???</text:sheet-name></text:span></text:p>
      </style:header>
      <style:header-left style:display="false"/>
      <style:footer>
        <text:p><text:span text:style-name="T2">Página</text:span><text:span text:style-name="T2"><text:s/></text:span><text:span text:style-name="T2"><text:page-number>1</text:page-number></text:span></text:p>
      </style:footer>
      <style:footer-left style:display="false"/>
    </style:master-page>
    <style:master-page style:name="mp2" style:page-layout-name="pm2">
      <style:header>
        <text:p><text:span text:style-name="T3"><text:sheet-name>???</text:sheet-name></text:span></text:p>
      </style:header>
      <style:header-left style:display="false"/>
      <style:footer>
        <text:p><text:span text:style-name="T4">Página</text:span><text:span text:style-name="T4"><text:s/></text:span><text:span text:style-name="T4"><text:page-number>1</text:page-number></text:span></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Johaho.Calvas</meta:initial-creator>
    <dc:creator>Patricio.Almeida</dc:creator>
    <meta:creation-date>2015-09-01T11:53:35Z</meta:creation-date>
    <dc:date>2015-10-15T14:38:28Z</dc:date>
    <meta:editing-cycles>5</meta:editing-cycles>
    <meta:editing-duration>PT202S</meta:editing-duration>
  </office:meta>
</office:document-meta>
</file>